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10.081cm"/>
    </style:style>
    <style:style style:name="co3" style:family="table-column">
      <style:table-column-properties fo:break-before="auto" style:column-width="11.90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9.631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9.52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1.324cm"/>
    </style:style>
    <style:style style:name="co10" style:family="table-column">
      <style:table-column-properties fo:break-before="auto" style:column-width="4.657cm"/>
    </style:style>
    <style:style style:name="co11" style:family="table-column">
      <style:table-column-properties fo:break-before="auto" style:column-width="10.16cm"/>
    </style:style>
    <style:style style:name="co12" style:family="table-column">
      <style:table-column-properties fo:break-before="auto" style:column-width="6.376cm"/>
    </style:style>
    <style:style style:name="co13" style:family="table-column">
      <style:table-column-properties fo:break-before="auto" style:column-width="11.456cm"/>
    </style:style>
    <style:style style:name="co14" style:family="table-column">
      <style:table-column-properties fo:break-before="auto" style:column-width="13.0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" style:family="table-cell" style:parent-style-name="Default" style:data-style-name="N0">
      <style:text-properties fo:color="#000000" style:text-underline-style="none"/>
    </style:style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16" style:family="table-cell" style:parent-style-name="Default">
      <style:text-properties fo:color="#000000" style:text-underline-style="none"/>
    </style:style>
    <style:style style:name="ce13" style:family="table-cell" style:parent-style-name="Default" style:data-style-name="N0">
      <style:text-properties fo:color="#0d0d0d" style:font-name="Arial" fo:font-size="16pt" style:font-name-asian="Arial" style:font-size-asian="16pt" style:font-name-complex="Arial" style:font-size-complex="16p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fo:color="#000000" style:font-name="Aptos" style:font-name-asian="Aptos" style:font-name-complex="Aptos"/>
    </style:style>
    <style:style style:name="ce3" style:family="table-cell" style:parent-style-name="Hyperlink" style:data-style-name="N0">
      <style:table-cell-properties fo:background-color="#ffffff" style:vertical-align="middle"/>
      <style:text-properties fo:color="#0563c1" style:text-underline-style="solid" style:text-underline-width="auto" style:text-underline-color="font-color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2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kadem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1" office:value-type="string" calcext:value-type="string">
            <text:p>Akademi</text:p>
          </table:table-cell>
          <table:table-cell table:style-name="ce11" office:value-type="string" calcext:value-type="string">
            <text:p>Institution</text:p>
          </table:table-cell>
          <table:table-cell table:style-name="ce11" office:value-type="string" calcext:value-type="string">
            <text:p>Insituion English</text:p>
          </table:table-cell>
          <table:table-cell table:style-name="ce11" office:value-type="string" calcext:value-type="string">
            <text:p>Institue Code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Biomedicin, inst för</text:p>
          </table:table-cell>
          <table:table-cell table:style-name="ce11" office:value-type="string" calcext:value-type="string">
            <text:p>Institute of Biomedicin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kemi-molekylarbiologi" xlink:type="simple">Kemi och molekylärbiologi, inst för</text:a></text:p>
          </table:table-cell>
          <table:table-cell table:style-name="ce11" office:value-type="string" calcext:value-type="string">
            <text:p>Department of Chemistry and Molecular Biology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kliniska-vetenskaper" xlink:type="simple">Kliniska vetenskaper, inst för</text:a></text:p>
          </table:table-cell>
          <table:table-cell table:style-name="ce11" office:value-type="string" calcext:value-type="string">
            <text:p>Institute of Clinical Scienc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kostvetenskap-idrottsvetenskap" xlink:type="simple">Kost- och idrottsvetenskap, inst för</text:a></text:p>
          </table:table-cell>
          <table:table-cell table:style-name="ce11" office:value-type="string" calcext:value-type="string">
            <text:p>Department of Food and Nutrition and Sport Scienc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medicin" xlink:type="simple">Medicin, inst för</text:a></text:p>
          </table:table-cell>
          <table:table-cell table:style-name="ce11" office:value-type="string" calcext:value-type="string">
            <text:p>Institute of Medicin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neurovetenskap-fysiologi" xlink:type="simple">Neurovetenskap och fysiologi, inst för</text:a></text:p>
          </table:table-cell>
          <table:table-cell table:style-name="ce11" office:value-type="string" calcext:value-type="string">
            <text:p>Institute of Neuroscience and Physiology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odontologi" xlink:type="simple">Odontologi, inst för</text:a></text:p>
          </table:table-cell>
          <table:table-cell table:style-name="ce11" office:value-type="string" calcext:value-type="string">
            <text:p>Institute of Odontology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Göteborgs Universitet</text:p>
          </table:table-cell>
          <table:table-cell table:style-name="ce11" office:value-type="string" calcext:value-type="string">
            <text:p><text:a xlink:href="https://www.gu.se/vardvetenskap-halsa" xlink:type="simple">Vårdvetenskap och hälsa, inst för </text:a></text:p>
          </table:table-cell>
          <table:table-cell table:style-name="ce11" office:value-type="string" calcext:value-type="string">
            <text:p>Institute of Health and Care Sciences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Biovetenskaper och näringslära</text:p>
          </table:table-cell>
          <table:table-cell table:style-name="ce11" office:value-type="string" calcext:value-type="string">
            <text:p>Department of Biosciences and Nutrition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Cell- och molekylärbiologi</text:p>
          </table:table-cell>
          <table:table-cell table:style-name="ce11" office:value-type="string" calcext:value-type="string">
            <text:p>Department of Cell and Molecular Biology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Fysiologi och farmakologi</text:p>
          </table:table-cell>
          <table:table-cell table:style-name="ce11" office:value-type="string" calcext:value-type="string">
            <text:p>Department of Physiology and Pharmacology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Global folkhälsa</text:p>
          </table:table-cell>
          <table:table-cell table:style-name="ce11" office:value-type="string" calcext:value-type="string">
            <text:p>Department of Global Public Health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Institutet för miljömedicin</text:p>
          </table:table-cell>
          <table:table-cell table:style-name="ce11" office:value-type="string" calcext:value-type="string">
            <text:p>Institute of Environmental Medicine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Klinisk forskning och utbildning, Södersjukhuset</text:p>
          </table:table-cell>
          <table:table-cell table:style-name="ce11" office:value-type="string" calcext:value-type="string">
            <text:p>Department of Clinical Science and Education, Södersjukhuset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Klinisk neurovetenskap</text:p>
          </table:table-cell>
          <table:table-cell table:style-name="ce11" office:value-type="string" calcext:value-type="string">
            <text:p>Department of Clinical Neuroscience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Klinisk vetenskap, intervention och teknik</text:p>
          </table:table-cell>
          <table:table-cell table:style-name="ce11" office:value-type="string" calcext:value-type="string">
            <text:p>Department of Clinical Science, Intervention and Technology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Kliniska vetenskaper, Danderyds sjukhus</text:p>
          </table:table-cell>
          <table:table-cell table:style-name="ce11" office:value-type="string" calcext:value-type="string">
            <text:p>Department of Clinical Sciences, Danderyd Hospital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Kvinnors och barns hälsa</text:p>
          </table:table-cell>
          <table:table-cell table:style-name="ce11" office:value-type="string" calcext:value-type="string">
            <text:p>Department of Women’s and Children’s Health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Laboratoriemedicin</text:p>
          </table:table-cell>
          <table:table-cell table:style-name="ce11" office:value-type="string" calcext:value-type="string">
            <text:p>Department of Laboratory Medicine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Lärande, informatik, management och etik</text:p>
          </table:table-cell>
          <table:table-cell table:style-name="ce11" office:value-type="string" calcext:value-type="string">
            <text:p>Department of Learning, Informatics, Management and Ethics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Medicin, Huddinge</text:p>
          </table:table-cell>
          <table:table-cell table:style-name="ce11" office:value-type="string" calcext:value-type="string">
            <text:p>Department of Medicine, Huddinge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Medicin, Solna</text:p>
          </table:table-cell>
          <table:table-cell table:style-name="ce11" office:value-type="string" calcext:value-type="string">
            <text:p>Department of Medicine, Solna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Medicinsk biokemi och biofysik</text:p>
          </table:table-cell>
          <table:table-cell table:style-name="ce11" office:value-type="string" calcext:value-type="string">
            <text:p>Department of Medical Biochemistry and Biophysics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Medicinsk epidemiologi och biostatistik</text:p>
          </table:table-cell>
          <table:table-cell table:style-name="ce11" office:value-type="string" calcext:value-type="string">
            <text:p>Department of Medical Epidemiology and Biostatistics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Mikrobiologi, tumör- och cellbiologi</text:p>
          </table:table-cell>
          <table:table-cell table:style-name="ce11" office:value-type="string" calcext:value-type="string">
            <text:p>Department of Microbiology, Tumor and Cell Biolog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Molekylär medicin och kirurgi</text:p>
          </table:table-cell>
          <table:table-cell table:style-name="ce11" office:value-type="string" calcext:value-type="string">
            <text:p>Department of Molecular Medicine and Surgery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Neurobiologi, vårdvetenskap och samhälle</text:p>
          </table:table-cell>
          <table:table-cell table:style-name="ce16" office:value-type="string" calcext:value-type="string">
            <text:p>Department of Neurobiology, Care Sciences and Society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Neurovetenskap</text:p>
          </table:table-cell>
          <table:table-cell table:style-name="ce11" office:value-type="string" calcext:value-type="string">
            <text:p>Department of Neuroscience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Odontologi</text:p>
          </table:table-cell>
          <table:table-cell table:style-name="ce11" office:value-type="string" calcext:value-type="string">
            <text:p>Department of Dental Medicine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Karolinska Institutet</text:p>
          </table:table-cell>
          <table:table-cell table:style-name="ce11" office:value-type="string" calcext:value-type="string">
            <text:p>Onkologi-patologi</text:p>
          </table:table-cell>
          <table:table-cell table:style-name="ce11" office:value-type="string" calcext:value-type="string">
            <text:p>Department of Oncology-Pathology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Linköpings Universitet</text:p>
          </table:table-cell>
          <table:table-cell table:style-name="ce11" office:value-type="string" calcext:value-type="string">
            <text:p><text:a xlink:href="https://liu.se/organisation/liu/bkv" xlink:type="simple">Institutionen för biomedicinska och kliniska vetenskaper</text:a></text:p>
          </table:table-cell>
          <table:table-cell table:style-name="ce11" office:value-type="string" calcext:value-type="string">
            <text:p>Department of Biomedical and Clinical Sciences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Linköpings Universitet</text:p>
          </table:table-cell>
          <table:table-cell table:style-name="ce11" office:value-type="string" calcext:value-type="string">
            <text:p><text:a xlink:href="https://liu.se/organisation/liu/ifm" xlink:type="simple">Institutionen för fysik, kemi och biologi</text:a></text:p>
          </table:table-cell>
          <table:table-cell table:style-name="ce11" office:value-type="string" calcext:value-type="string">
            <text:p>Department of Physics, Chemistry and Biology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Linköpings Universitet</text:p>
          </table:table-cell>
          <table:table-cell table:style-name="ce11" office:value-type="string" calcext:value-type="string">
            <text:p><text:a xlink:href="https://liu.se/organisation/liu/hmv" xlink:type="simple">Institutionen för hälsa, medicin och vård</text:a></text:p>
          </table:table-cell>
          <table:table-cell table:style-name="ce11" office:value-type="string" calcext:value-type="string">
            <text:p>Department of Health, Medicine and Caring Sciences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Linköpings Universitet</text:p>
          </table:table-cell>
          <table:table-cell table:style-name="ce11" office:value-type="string" calcext:value-type="string">
            <text:p><text:a xlink:href="https://liu.se/organisation/liu/imt" xlink:type="simple">Institutionen för medicinsk teknik</text:a></text:p>
          </table:table-cell>
          <table:table-cell table:style-name="ce11" office:value-type="string" calcext:value-type="string">
            <text:p>Department of Biomedical Engineering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epidemiologi-och-global-halsa/" xlink:type="simple">Institutionen för epidemiologi och global hälsa</text:a></text:p>
          </table:table-cell>
          <table:table-cell table:style-name="ce11" office:value-type="string" calcext:value-type="string">
            <text:p>Department of Epidemiology and Global Health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folkhalsa-och-klinisk-medicin/" xlink:type="simple">Institutionen för folkhälsa och klinisk medicin</text:a></text:p>
          </table:table-cell>
          <table:table-cell table:style-name="ce11" office:value-type="string" calcext:value-type="string">
            <text:p>Department of Public Health and Clinical Medicine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medicinsk-och-translationell-biologi/" xlink:type="simple">Institutionen för integrativ medicinsk biologi (IMB)</text:a></text:p>
          </table:table-cell>
          <table:table-cell table:style-name="ce11" office:value-type="string" calcext:value-type="string">
            <text:p>Department of Medical and Translational Biology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kirurgisk-och-perioperativ-vetenskap/" xlink:type="simple">Institutionen för kirurgisk och perioperativ vetenskap</text:a></text:p>
          </table:table-cell>
          <table:table-cell table:style-name="ce11" office:value-type="string" calcext:value-type="string">
            <text:p>Department of Surgical and Perioperative Scie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klinisk-mikrobiologi/" xlink:type="simple">Institutionen för klinisk mikrobiologi</text:a></text:p>
          </table:table-cell>
          <table:table-cell table:style-name="ce11" office:value-type="string" calcext:value-type="string">
            <text:p>Department of Clinical Microbiology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klinisk-vetenskap/" xlink:type="simple">Institutionen för klinisk vetenskap</text:a></text:p>
          </table:table-cell>
          <table:table-cell table:style-name="ce11" office:value-type="string" calcext:value-type="string">
            <text:p>Department of Clinical Sciences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kost-och-maltidsvetenskap/" xlink:type="simple">Institutionen för kost- och måltidsvetenskap</text:a></text:p>
          </table:table-cell>
          <table:table-cell table:style-name="ce11" office:value-type="string" calcext:value-type="string">
            <text:p>Department of Food, Nutrition and Culinary Science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medicinsk-biovetenskap/" xlink:type="simple">Institutionen för medicinsk biovetenskap</text:a></text:p>
          </table:table-cell>
          <table:table-cell table:style-name="ce11" office:value-type="string" calcext:value-type="string">
            <text:p>Department of Medical Biosciences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medicinsk-kemi-och-biofysik/" xlink:type="simple">Institutionen för medicinsk kemi och biofysik</text:a></text:p>
          </table:table-cell>
          <table:table-cell table:style-name="ce11" office:value-type="string" calcext:value-type="string">
            <text:p>Department of Medical Biochemistry and Biophysics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molekylarbiologi/" xlink:type="simple">Institutionen för molekylärbiologi</text:a></text:p>
          </table:table-cell>
          <table:table-cell table:style-name="ce11" office:value-type="string" calcext:value-type="string">
            <text:p>Department of Molecular Biology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odontologi/" xlink:type="simple">Institutionen för odontologi</text:a></text:p>
          </table:table-cell>
          <table:table-cell table:style-name="ce11" office:value-type="string" calcext:value-type="string">
            <text:p>Department of Odontology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omvardnad/" xlink:type="simple">Institutionen för omvårdnad</text:a></text:p>
          </table:table-cell>
          <table:table-cell table:style-name="ce11" office:value-type="string" calcext:value-type="string">
            <text:p>Department of Nursing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meå Universitet</text:p>
          </table:table-cell>
          <table:table-cell table:style-name="ce11" office:value-type="string" calcext:value-type="string">
            <text:p><text:a xlink:href="https://www.umu.se/institutionen-for-samhallsmedicin-och-rehabilitering/" xlink:type="simple">Institutionen för samhällsmedicin och rehabilitering</text:a></text:p>
          </table:table-cell>
          <table:table-cell table:style-name="ce11" office:value-type="string" calcext:value-type="string">
            <text:p>Department of Community Medicine and Rehabilitation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Örebro Universitet</text:p>
          </table:table-cell>
          <table:table-cell table:style-name="ce11" office:value-type="string" calcext:value-type="string">
            <text:p>Hälsovetenskaper</text:p>
          </table:table-cell>
          <table:table-cell table:style-name="ce11" office:value-type="string" calcext:value-type="string">
            <text:p>Health Sciences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Örebro Universitet</text:p>
          </table:table-cell>
          <table:table-cell table:style-name="ce11" office:value-type="string" calcext:value-type="string">
            <text:p>Medicinska vetenskaper</text:p>
          </table:table-cell>
          <table:table-cell table:style-name="ce11" office:value-type="string" calcext:value-type="string">
            <text:p>School of Medical Sciences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biologisk-grundutbildning" xlink:type="simple">Institutionen för biologisk grundutbildning</text:a></text:p>
          </table:table-cell>
          <table:table-cell table:style-name="ce11" office:value-type="string" calcext:value-type="string">
            <text:p>Biology Education Center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farmaceutisk-biovetenskap" xlink:type="simple">Institutionen för farmaceutisk biovetenskap</text:a></text:p>
          </table:table-cell>
          <table:table-cell table:style-name="ce11" office:value-type="string" calcext:value-type="string">
            <text:p>Department of Pharmaceutical Biosciences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farmaci" xlink:type="simple">Institutionen för farmaci</text:a></text:p>
          </table:table-cell>
          <table:table-cell table:style-name="ce11" office:value-type="string" calcext:value-type="string">
            <text:p>Department of Pharmacy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folkhalso-och-vardvetenskap" xlink:type="simple">Institutionen för folkhälso- och vårdvetenskap</text:a></text:p>
          </table:table-cell>
          <table:table-cell table:style-name="ce11" office:value-type="string" calcext:value-type="string">
            <text:p>Department of Public Health and Caring Sciences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immunologi-genetik-och-patologi" xlink:type="simple">Institutionen för immunologi, genetik och patologi</text:a></text:p>
          </table:table-cell>
          <table:table-cell table:style-name="ce11" office:value-type="string" calcext:value-type="string">
            <text:p>Department of Immunology, Genetics and Pathology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kemi-bmc" xlink:type="simple">Institutionen för kemi - BMC</text:a></text:p>
          </table:table-cell>
          <table:table-cell table:style-name="ce11" office:value-type="string" calcext:value-type="string">
            <text:p>Department of Chemistry – Ångström Laboratory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kemi-angstrom" xlink:type="simple">Institutionen för kemi - Ångström</text:a></text:p>
          </table:table-cell>
          <table:table-cell table:style-name="ce11" office:value-type="string" calcext:value-type="string">
            <text:p>Department of Chemistry – BMC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kirurgiska-vetenskaper" xlink:type="simple">Institutionen för kirurgiska vetenskaper</text:a></text:p>
          </table:table-cell>
          <table:table-cell table:style-name="ce11" office:value-type="string" calcext:value-type="string">
            <text:p>Department of Surgical Sciences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kostvetenskap" xlink:type="simple">Institutionen för kostvetenskap</text:a></text:p>
          </table:table-cell>
          <table:table-cell table:style-name="ce11" office:value-type="string" calcext:value-type="string">
            <text:p>Department of Food Studies, Nutrition and Dietetics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kvinnors-och-barns-halsa" xlink:type="simple">Institutionen för kvinnors och barns hälsa</text:a></text:p>
          </table:table-cell>
          <table:table-cell table:style-name="ce11" office:value-type="string" calcext:value-type="string">
            <text:p>Department of Women’s and Children’s Health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lakemedelskemi" xlink:type="simple">Institutionen för läkemedelskemi</text:a></text:p>
          </table:table-cell>
          <table:table-cell table:style-name="ce11" office:value-type="string" calcext:value-type="string">
            <text:p>Department of Medicinal Chemistry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medicinska-vetenskaper" xlink:type="simple">Institutionen för medicinska vetenskaper</text:a></text:p>
          </table:table-cell>
          <table:table-cell table:style-name="ce11" office:value-type="string" calcext:value-type="string">
            <text:p>Department of Medical Sciences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medicinsk-biokemi-och-mikrobiologi" xlink:type="simple">Institutionen för medicinsk biokemi och mikrobiologi</text:a></text:p>
          </table:table-cell>
          <table:table-cell table:style-name="ce11" office:value-type="string" calcext:value-type="string">
            <text:p>Department of Medical Biochemistry and Microbiology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Uppsala Universitet</text:p>
          </table:table-cell>
          <table:table-cell table:style-name="ce11" office:value-type="string" calcext:value-type="string">
            <text:p><text:a xlink:href="https://www.uu.se/student/institution/medicinsk-cellbiologi" xlink:type="simple">Institutionen för medicinsk cellbiologi</text:a></text:p>
          </table:table-cell>
          <table:table-cell table:style-name="ce11" office:value-type="string" calcext:value-type="string">
            <text:p>Department of Medical Cell Biology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://www.lu.se/lucat/group/011200010" xlink:type="simple">Biomedicinsk teknik</text:a></text:p>
          </table:table-cell>
          <table:table-cell table:style-name="ce11" office:value-type="string" calcext:value-type="string">
            <text:p>Department of Biomedical Engineering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30322000" xlink:type="simple">BMC Biomedicinskt centrum</text:a></text:p>
          </table:table-cell>
          <table:table-cell table:style-name="ce11" office:value-type="string" calcext:value-type="string">
            <text:p>Biomdecial Centre, BMC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3210000" xlink:type="simple">Experimentell medicinsk vetenskap, Lund</text:a></text:p>
          </table:table-cell>
          <table:table-cell table:style-name="ce11" office:value-type="string" calcext:value-type="string">
            <text:p>Department of Experimental Medical Sciences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3220000" xlink:type="simple">Hälsovetenskaper</text:a></text:p>
          </table:table-cell>
          <table:table-cell table:style-name="ce11" office:value-type="string" calcext:value-type="string">
            <text:p>Department of Health Sciences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1029300" xlink:type="simple">Immunteknologi</text:a></text:p>
          </table:table-cell>
          <table:table-cell table:style-name="ce11" office:value-type="string" calcext:value-type="string">
            <text:p>Department of Immunotechnology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3230000" xlink:type="simple">Kliniska vetenskaper, Lund</text:a></text:p>
          </table:table-cell>
          <table:table-cell table:style-name="ce11" office:value-type="string" calcext:value-type="string">
            <text:p>Department of Clinical Sciences, Lund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3240000" xlink:type="simple">Kliniska vetenskaper, Malmö</text:a></text:p>
          </table:table-cell>
          <table:table-cell table:style-name="ce11" office:value-type="string" calcext:value-type="string">
            <text:p>Department of Clinical Sciences, Malmö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s://www.lu.se/lucat/group/013017000" xlink:type="simple">Laboratoriemedicin, Lund</text:a></text:p>
          </table:table-cell>
          <table:table-cell table:style-name="ce11" office:value-type="string" calcext:value-type="string">
            <text:p>Department of Laboratory Medicine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>
            <text:p>Lunds Universitet</text:p>
          </table:table-cell>
          <table:table-cell table:style-name="ce11" office:value-type="string" calcext:value-type="string">
            <text:p><text:a xlink:href="http://www.lu.se/lucat/group/013017500" xlink:type="simple">Translationell medicin</text:a></text:p>
          </table:table-cell>
          <table:table-cell table:style-name="ce11" office:value-type="string" calcext:value-type="string">
            <text:p>Department of Translational Medicine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unds Universitet</text:p>
          </table:table-cell>
          <table:table-cell table:style-name="ce2" office:value-type="string" calcext:value-type="string">
            <text:p><text:a xlink:href="https://www.lu.se/lucat/group/013041110" xlink:type="simple">Stamcellscentrum (SCC)</text:a></text:p>
          </table:table-cell>
          <table:table-cell office:value-type="string" calcext:value-type="string">
            <text:p>Stem Cell Center</text:p>
          </table:table-cell>
          <table:table-cell office:value-type="float" office:value="73" calcext:value-type="float">
            <text:p>73</text:p>
          </table:table-cell>
          <table:table-cell table:number-columns-repeated="16380"/>
        </table:table-row>
        <table:table-row table:style-name="ro2" table:number-rows-repeated="10485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ka_avdelningar_på_regionerna" table:style-name="ta1">
        <table:table-column table:style-name="co9" table:default-cell-style-name="ce1"/>
        <table:table-column table:style-name="co8" table:number-columns-repeated="16383" table:default-cell-style-name="ce1"/>
        <table:table-row table:style-name="ro3">
          <table:table-cell table:style-name="ce13" office:value-type="string" calcext:value-type="string">
            <text:p>Akut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Akutmedicin, pediatrisk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Anestesi och intensiv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Arbets- och miljö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Arbetsterapi och fysioterap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Audi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Barnkardi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Barnkirur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Barn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Neurosjukvård, bar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Barnonk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Beroende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fysiologi, bild- och funktions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Geriatrik och demenssjuk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Endokrin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Gastroenter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Genetik och genomik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Hemat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Hud och könssjuk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Immunologi och transfusions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Infektions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Intern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ardi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irur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farmak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kem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mikrobi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Neurofysi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nutritio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nutrition och dietistverksamhet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linisk pat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vinnosjuk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äkkirurgi och odont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Kärlkirur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Logoped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Lungmedicin och allerg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Medicinsk fysik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Nefr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Neonatal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Neurokirur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Neurosjuk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Obstetrik, Gynekologi, Reproduktio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Onk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Ortoped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Ortopedi och fysioterap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Palliativ 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Pat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Plastikkirur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Pre-hospital sjuk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Psykiatri och beroende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Psykiatri, barn och ungdomar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Radi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Rehabiliterings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Reproduktionsmedici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Reumat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Rättspsykiatr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Thoraxkirurgi och thoraxanestes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Transplantation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Trauma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Urologi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Ögonsjukvård</text:p>
          </table:table-cell>
          <table:table-cell table:number-columns-repeated="16383"/>
        </table:table-row>
        <table:table-row table:style-name="ro3">
          <table:table-cell table:style-name="ce13" office:value-type="string" calcext:value-type="string">
            <text:p>Öron- Näs- och Halsjukvård</text:p>
          </table:table-cell>
          <table:table-cell table:number-columns-repeated="16383"/>
        </table:table-row>
        <table:table-row table:style-name="ro4" table:number-rows-repeated="10485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kademiska_Institutioner" table:style-name="ta1"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5" table:default-cell-style-name="ce1"/>
        <table:table-column table:style-name="co8" table:number-columns-repeated="16379" table:default-cell-style-name="ce1"/>
        <table:table-row table:style-name="ro1">
          <table:table-cell table:style-name="ce8" office:value-type="string" calcext:value-type="string">
            <text:p>Universitet</text:p>
          </table:table-cell>
          <table:table-cell table:style-name="ce12" office:value-type="string" calcext:value-type="string">
            <text:p>Institut</text:p>
          </table:table-cell>
          <table:table-cell/>
          <table:table-cell table:style-name="ce9" table:number-columns-repeated="4"/>
          <table:table-cell table:number-columns-repeated="16377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biomedicin" xlink:type="simple">Biomedicin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kemi-molekylarbiologi" xlink:type="simple">Kemi och molekylärbiologi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kliniska-vetenskaper" xlink:type="simple">Kliniska vetenskaper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kostvetenskap-idrottsvetenskap" xlink:type="simple">Kost- och idrottsvetenskap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medicin" xlink:type="simple">Medicin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neurovetenskap-fysiologi" xlink:type="simple">Neurovetenskap och fysiologi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odontologi" xlink:type="simple">Odontologi, inst fö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niversity of Gothenburg</text:p>
          </table:table-cell>
          <table:table-cell table:style-name="ce2" office:value-type="string" calcext:value-type="string">
            <text:p><text:a xlink:href="https://www.gu.se/vardvetenskap-halsa" xlink:type="simple">Vårdvetenskap och hälsa, inst för 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Biovetenskaper och näringslära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Cell- och molekylärbiologi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Fysiologi och farmakologi</text:p>
          </table:table-cell>
          <table:table-cell table:number-columns-repeated="5"/>
          <table:table-cell table:style-name="ce9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Global folkhälsa</text:p>
          </table:table-cell>
          <table:table-cell table:number-columns-repeated="5"/>
          <table:table-cell table:style-name="ce9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Institutet för miljömedicin</text:p>
          </table:table-cell>
          <table:table-cell table:number-columns-repeated="5"/>
          <table:table-cell table:style-name="ce9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Klinisk forskning och utbildning, Södersjukhuset</text:p>
          </table:table-cell>
          <table:table-cell/>
          <table:table-cell table:style-name="ce9" table:number-columns-repeated="2"/>
          <table:table-cell table:number-columns-repeated="2"/>
          <table:table-cell table:style-name="ce9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Klinisk neurovetenskap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Klinisk vetenskap, intervention och teknik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Kliniska vetenskaper, Danderyds sjukhus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Kvinnors och barns hälsa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Laboratoriemedicin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Lärande, informatik, management och etik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Medicin, Huddinge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Medicin, Solna</text:p>
          </table:table-cell>
          <table:table-cell/>
          <table:table-cell table:style-name="ce9" table:number-columns-repeated="5"/>
          <table:table-cell table:number-columns-repeated="16376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Medicinsk biokemi och biofysik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Medicinsk epidemiologi och biostatistik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Mikrobiologi, tumör- och cellbiologi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Molekylär medicin och kirurgi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Neurobiologi, vårdvetenskap och samhälle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Neurovetenskap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Odontologi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Karolinska Institute</text:p>
          </table:table-cell>
          <table:table-cell table:style-name="ce10" office:value-type="string" calcext:value-type="string">
            <text:p>Onkologi-patologi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inköping University</text:p>
          </table:table-cell>
          <table:table-cell table:style-name="ce2" office:value-type="string" calcext:value-type="string">
            <text:p><text:a xlink:href="https://liu.se/organisation/liu/bkv" xlink:type="simple">Institutionen för biomedicinska och kliniska vetenskape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inköping University</text:p>
          </table:table-cell>
          <table:table-cell table:style-name="ce2" office:value-type="string" calcext:value-type="string">
            <text:p><text:a xlink:href="https://liu.se/organisation/liu/ifm" xlink:type="simple">Institutionen för fysik, kemi och bi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inköping University</text:p>
          </table:table-cell>
          <table:table-cell table:style-name="ce2" office:value-type="string" calcext:value-type="string">
            <text:p><text:a xlink:href="https://liu.se/organisation/liu/hmv" xlink:type="simple">Institutionen för hälsa, medicin och vård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inköping University</text:p>
          </table:table-cell>
          <table:table-cell table:style-name="ce2" office:value-type="string" calcext:value-type="string">
            <text:p><text:a xlink:href="https://liu.se/organisation/liu/imt" xlink:type="simple">Institutionen för medicinsk teknik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epidemiologi-och-global-halsa/" xlink:type="simple">Institutionen för epidemiologi och global hälsa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folkhalsa-och-klinisk-medicin/" xlink:type="simple">Institutionen för folkhälsa och klinisk medicin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medicinsk-och-translationell-biologi/" xlink:type="simple">Institutionen för integrativ medicinsk biologi (IMB)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kirurgisk-och-perioperativ-vetenskap/" xlink:type="simple">Institutionen för kirurgisk och perioperativ 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klinisk-mikrobiologi/" xlink:type="simple">Institutionen för klinisk mikrobi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klinisk-vetenskap/" xlink:type="simple">Institutionen för klinisk 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kost-och-maltidsvetenskap/" xlink:type="simple">Institutionen för kost- och måltids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medicinsk-biovetenskap/" xlink:type="simple">Institutionen för medicinsk bio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medicinsk-kemi-och-biofysik/" xlink:type="simple">Institutionen för medicinsk kemi och biofysik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molekylarbiologi/" xlink:type="simple">Institutionen för molekylärbi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odontologi/" xlink:type="simple">Institutionen för odont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2" office:value-type="string" calcext:value-type="string">
            <text:p><text:a xlink:href="https://www.umu.se/institutionen-for-omvardnad/" xlink:type="simple">Institutionen för omvårdnad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meå University</text:p>
          </table:table-cell>
          <table:table-cell table:style-name="ce3" office:value-type="string" calcext:value-type="string">
            <text:p><text:a xlink:href="https://www.umu.se/institutionen-for-samhallsmedicin-och-rehabilitering/" xlink:type="simple">Institutionen för samhällsmedicin och rehabilitering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Örebro Universitet</text:p>
          </table:table-cell>
          <table:table-cell table:style-name="ce9" office:value-type="string" calcext:value-type="string">
            <text:p>Hälsovetenskaper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Örebro Universitet</text:p>
          </table:table-cell>
          <table:table-cell table:style-name="ce9" office:value-type="string" calcext:value-type="string">
            <text:p>Medicinska vetenskaper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biologisk-grundutbildning" xlink:type="simple">Institutionen för biologisk grundutbildning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farmaceutisk-biovetenskap" xlink:type="simple">Institutionen för farmaceutisk bio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farmaci" xlink:type="simple">Institutionen för farmac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folkhalso-och-vardvetenskap" xlink:type="simple">Institutionen för folkhälso- och vård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immunologi-genetik-och-patologi" xlink:type="simple">Institutionen för immunologi, genetik och pat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kemi-bmc" xlink:type="simple">Institutionen för kemi - BMC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kemi-angstrom" xlink:type="simple">Institutionen för kemi - Ångström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kirurgiska-vetenskaper" xlink:type="simple">Institutionen för kirurgiska vetenskape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kostvetenskap" xlink:type="simple">Institutionen för kostvetenskap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kvinnors-och-barns-halsa" xlink:type="simple">Institutionen för kvinnors och barns hälsa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lakemedelskemi" xlink:type="simple">Institutionen för läkemedelskem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medicinska-vetenskaper" xlink:type="simple">Institutionen för medicinska vetenskape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2" office:value-type="string" calcext:value-type="string">
            <text:p><text:a xlink:href="https://www.uu.se/student/institution/medicinsk-biokemi-och-mikrobiologi" xlink:type="simple">Institutionen för medicinsk biokemi och mikrobi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Uppsala University</text:p>
          </table:table-cell>
          <table:table-cell table:style-name="ce4" office:value-type="string" calcext:value-type="string">
            <text:p><text:a xlink:href="https://www.uu.se/student/institution/medicinsk-cellbiologi" xlink:type="simple">Institutionen för medicinsk cellbi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://www.lu.se/lucat/group/011200010" xlink:type="simple">Biomedicinsk teknik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0322000" xlink:type="simple">BMC Biomedicinskt centrum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210000" xlink:type="simple">Experimentell medicinsk vetenskap, Lund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220000" xlink:type="simple">Hälsovetenskaper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1029300" xlink:type="simple">Immunteknologi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230000" xlink:type="simple">Kliniska vetenskaper, Lund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240000" xlink:type="simple">Kliniska vetenskaper, Malmö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017000" xlink:type="simple">Laboratoriemedicin, Lund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2" office:value-type="string" calcext:value-type="string">
            <text:p><text:a xlink:href="https://www.lu.se/lucat/group/013041110" xlink:type="simple">Stamcellscentrum (SCC)</text:a></text:p>
          </table:table-cell>
          <table:table-cell table:number-columns-repeated="16382"/>
        </table:table-row>
        <table:table-row table:style-name="ro1">
          <table:table-cell table:style-name="ce9" office:value-type="string" calcext:value-type="string">
            <text:p>Lund University</text:p>
          </table:table-cell>
          <table:table-cell table:style-name="ce4" office:value-type="string" calcext:value-type="string">
            <text:p><text:a xlink:href="http://www.lu.se/lucat/group/013017500" xlink:type="simple">Translationell medicin</text:a></text:p>
          </table:table-cell>
          <table:table-cell table:number-columns-repeated="16382"/>
        </table:table-row>
        <table:table-row table:style-name="ro4" table:number-rows-repeated="104850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egion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6381" table:default-cell-style-name="ce1"/>
        <table:table-row table:style-name="ro5">
          <table:table-cell table:style-name="ce24" office:value-type="string" calcext:value-type="string">
            <text:p>Region</text:p>
          </table:table-cell>
          <table:table-cell table:style-name="ce24" office:value-type="string" calcext:value-type="string">
            <text:p>Avdelning_Svenska</text:p>
          </table:table-cell>
          <table:table-cell table:style-name="ce24" office:value-type="string" calcext:value-type="string">
            <text:p>Avdelning_English</text:p>
          </table:table-cell>
          <table:table-cell table:style-name="ce24" table:number-columns-repeated="2"/>
          <table:table-cell table:style-name="ce6" table:number-columns-repeated="16379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akut2/" xlink:type="simple">Akut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avdelning-intermediarvard-lund/" xlink:type="simple">Akutavdelning intermediärvård Lund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avdelning-kirurgi-lund/" xlink:type="simple">Akutavdelning kirurgi Lund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avdelning-Malmo/" xlink:type="simple">Akutavdelning Malmö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avdelning-observationsmedicin-malmo/" xlink:type="simple">Akutavdelning observationsmedicin Malmö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Akutmottagning-US-Akutkliniken-US/" xlink:type="simple">Akutkliniken i LinköpingLänk till annan webbplats.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Akutmottagningen-Akutkliniken-ViN/" xlink:type="simple">Akutkliniken i NorrköpingLänk till annan webbplats.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Akutmedicin och geriatrik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mottagning-lund/" xlink:type="simple">Akutmottagning Lund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mottagning-malmo/" xlink:type="simple">Akutmottagning Malmö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akutmottagningar-i-vasterbotten" xlink:type="simple">Akutmottagningar i Västerbotten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akutsjukvard-och-internmedicin/" xlink:type="simple">Akutsjukvård och internmedicin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akutkliniken-uso/" xlink:type="simple">Akutsjukvård USÖ, verksamhetsområde</text:a></text:p>
          </table:table-cell>
          <table:table-cell office:value-type="string" calcext:value-type="string">
            <text:p>Akut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mottagning-barn-och-ungdom-lund/" xlink:type="simple">Akutmottagning barn och ungdom Lund</text:a></text:p>
          </table:table-cell>
          <table:table-cell office:value-type="string" calcext:value-type="string">
            <text:p>Akutmedicin, pediatris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kutmottagning-barn-och-ungdom-malmo/" xlink:type="simple">Akutmottagning barn och ungdom Malmö</text:a></text:p>
          </table:table-cell>
          <table:table-cell office:value-type="string" calcext:value-type="string">
            <text:p>Akutmedicin, pediatris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barnakutsjukvard/" xlink:type="simple">Barnakutsjukvård</text:a></text:p>
          </table:table-cell>
          <table:table-cell office:value-type="string" calcext:value-type="string">
            <text:p>Akutmedicin, pediatris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aniva-lansklinik/" xlink:type="simple">Anestesi- och intensivvård, verksamhetsområde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anestesi-operation-och-intensivvard/" xlink:type="simple">Anestesi, operation och intensivvård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Anestesi, Operation och Intensivvård Mölndal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Anestesi, Operation och Intensivvård Sahlgrenska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anestesi-operation-och-intensivvard-skelleftea" xlink:type="simple">Anestesi, operation och intensivvård Skellefteå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Anestesi, Operation och Intensivvård Östra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Intensivvardsavd-US-ANOPIVA/" xlink:type="simple">Anopiva i LinköpingLänk till annan webbplats.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Intensivvardsavdelning-ViN-Anestesi-intensivvardsklinik-ViN/" xlink:type="simple">Anopiva i NorrköpingLänk till annan webbplats.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AnOpIva neonatal barn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arn-perioperativ-medicin-intensivvard-och-transport/ecmo/" xlink:type="simple">ECMO Centrum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tensivvardsavdelning-lund/" xlink:type="simple">Intensivvårdsavdelning Lund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tensivvardsavdelning-malmo/" xlink:type="simple">Intensivvårdsavdelning Malmö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arn-perioperativ-medicin-intensivvard-och-transport/itc2/" xlink:type="simple">ITC - Intensive care Transportation Centre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smartmottagning-lund/" xlink:type="simple">Smärtmottagning Lund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smartrehabmottagning-lund/" xlink:type="simple">Smärtrehabmottagning Lund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ppfoljningsmottagning-intensivvard-malmo/" xlink:type="simple">Uppföljningsmottagning intensivvård Malmö</text:a></text:p>
          </table:table-cell>
          <table:table-cell office:value-type="string" calcext:value-type="string">
            <text:p>Anestesi och intensiv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arbets-och-beteendemedicinskt-centrum-umea" xlink:type="simple">Arbets- och beteendemedicinskt centrum Umeå</text:a></text:p>
          </table:table-cell>
          <table:table-cell office:value-type="string" calcext:value-type="string">
            <text:p>Arbets- och miljö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arbets--och-miljomedicin-uso/" xlink:type="simple">Arbets- och miljömedicin</text:a></text:p>
          </table:table-cell>
          <table:table-cell office:value-type="string" calcext:value-type="string">
            <text:p>Arbets- och miljö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arbets--och-miljomedicin/" xlink:type="simple">Arbets- och miljömedicin</text:a></text:p>
          </table:table-cell>
          <table:table-cell office:value-type="string" calcext:value-type="string">
            <text:p>Arbets- och miljö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Arbets-och-miljomedicin-Linkoping/" xlink:type="simple">Arbets- och miljömedicinska kliniken</text:a></text:p>
          </table:table-cell>
          <table:table-cell office:value-type="string" calcext:value-type="string">
            <text:p>Arbets- och miljö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arbetsterapeuter-pa-sjukhuset/" xlink:type="simple">Arbetsterapeuter på Universitetssjukhuset Örebro</text:a></text:p>
          </table:table-cell>
          <table:table-cell office:value-type="string" calcext:value-type="string">
            <text:p>Arbetsterapi och fysioterap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Arbetsterapi och fysioterap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arbetsterapi-och-fysioterapi/" xlink:type="simple">Arbetsterapi och fysioterapi</text:a></text:p>
          </table:table-cell>
          <table:table-cell office:value-type="string" calcext:value-type="string">
            <text:p>Arbetsterapi och fysioterap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udiologimottagning-lund/" xlink:type="simple">Audiologimottagning Lund</text:a></text:p>
          </table:table-cell>
          <table:table-cell office:value-type="string" calcext:value-type="string">
            <text:p>Au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Barnhjärtcentrum</text:p>
          </table:table-cell>
          <table:table-cell office:value-type="string" calcext:value-type="string">
            <text:p>Barn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hjartcentrum-avdelning-67/" xlink:type="simple">Barnhjärtcentrum avdelning 67 Lund</text:a></text:p>
          </table:table-cell>
          <table:table-cell office:value-type="string" calcext:value-type="string">
            <text:p>Barn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hjartcentrum-mottagning-lund/" xlink:type="simple">Barnhjärtcentrum mottagning Lund</text:a></text:p>
          </table:table-cell>
          <table:table-cell office:value-type="string" calcext:value-type="string">
            <text:p>Barn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hjartcentrum-mottagning-malmo/" xlink:type="simple">Barnhjärtcentrum mottagning Malmö</text:a></text:p>
          </table:table-cell>
          <table:table-cell office:value-type="string" calcext:value-type="string">
            <text:p>Barn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ungdomsavdelning-barnintensivvard/" xlink:type="simple">Barn- och ungdomsavdelning intensivvård Lund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avdelning-operation-lund/" xlink:type="simple">Barn- och ungdomsavdelning operation Lund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kirurgiavdelning-65-lund/" xlink:type="simple">Barn- och ungdomskirurgiavdelning 65 Lund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kirurgiavdelning-dagvard-nefrologi-lund/" xlink:type="simple">Barn- och ungdomskirurgiavdelning dagvård nefrologi Lund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och-ungdomskirurgimottagning-lund/" xlink:type="simple">Barn- och ungdomskirurgimottagning Lund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barnkirurgi-for-vardgivare/" xlink:type="simple">Barnkirurgi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Kirurgi barn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barn-och-ungdomscentrum" xlink:type="simple">Barn- och ungdomscentrum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Barn-och-ungdomskliniken-VIN-Norrkoping/" xlink:type="simple">Barn- och ungdomskliniken i NorrköpingLänk till annan webbplats.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barn-och-ungdomskliniken-uso/" xlink:type="simple">Barn- och ungdomsmedicin, verksamhetsområde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edicinavdelning-1-malmo/" xlink:type="simple">Barn- och ungdomsmedicinavdelning 1 Malmö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edicinavdelning-2-malmo/" xlink:type="simple">Barn- och ungdomsmedicinavdelning 2 Malmö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edicinavdelning-62-lund/" xlink:type="simple">Barn- och ungdomsmedicinavdelning 62 Lund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edicinavdelning-63-dagvard-lund/" xlink:type="simple">Barn- och ungdomsmedicinavdelning 63 dagvård Lund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och-ungdomsmedicinmottagning-eslov/" xlink:type="simple">Barn- och ungdomsmedicinmottagning Eslöv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edicinmottagning-lund/" xlink:type="simple">Barn- och ungdomsmedicinmottagning Lund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edicinmottagning-malmo/" xlink:type="simple">Barn- och ungdomsmedicinmottagning Malmö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mottagning-smarta/" xlink:type="simple">Barn- och ungdomsmottagning smärta Lund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barnrespiratoriskt-center/" xlink:type="simple">Barnrespiratoriskt Center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Medicin barn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Neurologi och psykiatri barn</text:p>
          </table:table-cell>
          <table:table-cell office:value-type="string" calcext:value-type="string">
            <text:p>Neurosjukvård, bar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Barncancercentrum</text:p>
          </table:table-cell>
          <table:table-cell office:value-type="string" calcext:value-type="string">
            <text:p>Barnonk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cancercentrum-avdelning-64-lund/" xlink:type="simple">Barncancercentrum avdelning 64 Lund</text:a></text:p>
          </table:table-cell>
          <table:table-cell office:value-type="string" calcext:value-type="string">
            <text:p>Barnonk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Beroende</text:p>
          </table:table-cell>
          <table:table-cell office:value-type="string" calcext:value-type="string">
            <text:p>Beroende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psykiatri-kliniker-enheter/beroendecentrum/" xlink:type="simple">Beroendecentrum</text:a></text:p>
          </table:table-cell>
          <table:table-cell office:value-type="string" calcext:value-type="string">
            <text:p>Beroende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bild-och-funktionsmedicin" xlink:type="simple">Bild- och funktionsmedicin</text:a>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bild--och-funktionsmedicinskt-centrum/" xlink:type="simple">Bild- och funktions­medicinskt centrum</text:a>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Klinisk fysiologi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om-oss/teman-och-funktioner/tema-hjarta-karl-och-neuro/kliniskfysiologi/" xlink:type="simple">Klinisk Fysiologi</text:a>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linisk-fysiologi-och-nuklearmedicin-lund/" xlink:type="simple">Klinisk fysiologi och nuklearmedicin Lund</text:a>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linisk-fysiologi-och-nuklearmedicin-malmo/" xlink:type="simple">Klinisk fysiologi och nuklearmedicin Malmö</text:a>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innesmottagning-specialiserad/" xlink:type="simple">Minnesmottagning specialiserad Malmö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anova/" xlink:type="simple">ANOVA - Andrologi, Sexualmedicin, Transmedicin</text:a></text:p>
          </table:table-cell>
          <table:table-cell office:value-type="string" calcext:value-type="string">
            <text:p>Endokrin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endokrinavdelning-21/" xlink:type="simple">Endokrinavdelning 21 Malmö</text:a></text:p>
          </table:table-cell>
          <table:table-cell office:value-type="string" calcext:value-type="string">
            <text:p>Endokrin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Endokrinmedicinska-kliniken-US-Linkoping/" xlink:type="simple">Endokrinmedicinska klinikenLänk till annan webbplats.</text:a></text:p>
          </table:table-cell>
          <table:table-cell office:value-type="string" calcext:value-type="string">
            <text:p>Endokrin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endokrinmottagning-lund/" xlink:type="simple">Endokrinmottagning Lund</text:a></text:p>
          </table:table-cell>
          <table:table-cell office:value-type="string" calcext:value-type="string">
            <text:p>Endokrin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endokrinmottagning-malmo/" xlink:type="simple">Endokrinmottagning Malmö</text:a></text:p>
          </table:table-cell>
          <table:table-cell office:value-type="string" calcext:value-type="string">
            <text:p>Endokrin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endokrinologi/" xlink:type="simple">Endokrinologi, diabetes, osteoporos</text:a></text:p>
          </table:table-cell>
          <table:table-cell office:value-type="string" calcext:value-type="string">
            <text:p>Endokrin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endoskopimottagning-lund/" xlink:type="simple">Endoskopimottagning Lund</text:a></text:p>
          </table:table-cell>
          <table:table-cell office:value-type="string" calcext:value-type="string">
            <text:p>Gastroenter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endoskopimottagning-malmo/" xlink:type="simple">Endoskopimottagning Malmö</text:a></text:p>
          </table:table-cell>
          <table:table-cell office:value-type="string" calcext:value-type="string">
            <text:p>Gastroenter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ag-tarmavdelning-malmo/" xlink:type="simple">Mag- och tarmavdelning Malmö</text:a></text:p>
          </table:table-cell>
          <table:table-cell office:value-type="string" calcext:value-type="string">
            <text:p>Gastroenter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ag-tarmmottagning-malmo/" xlink:type="simple">Mag- och tarmmottagning Malmö</text:a></text:p>
          </table:table-cell>
          <table:table-cell office:value-type="string" calcext:value-type="string">
            <text:p>Gastroenterolog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vinnosjukvård</text:p>
          </table:table-cell>
          <table:table-cell table:number-columns-repeated="16379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Magtarmmottagningen-Magtarmmedicinska-kliniken-US/" xlink:type="simple">Mag- tarmmedicinska klinikenLänk till annan webbplats.</text:a></text:p>
          </table:table-cell>
          <table:table-cell office:value-type="string" calcext:value-type="string">
            <text:p>Gastroenter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centrum-for-medfodda-metabola-sjukdomar/" xlink:type="simple">Centrum för medfödda metabola sjukdomar</text:a></text:p>
          </table:table-cell>
          <table:table-cell office:value-type="string" calcext:value-type="string">
            <text:p>Genetik och genomi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www.1177.se/Skane/hitta-vard/kontaktkort/Genetikmottagning-Lund/" xlink:type="simple">Genetikmottagning LundExtern Länk </text:a></text:p>
          </table:table-cell>
          <table:table-cell office:value-type="string" calcext:value-type="string">
            <text:p>Genetik och genomi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genomic-medicine-center-karolinska/" xlink:type="simple">Genomic Medicine Center Karolinska</text:a></text:p>
          </table:table-cell>
          <table:table-cell office:value-type="string" calcext:value-type="string">
            <text:p>Genetik och genomi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Klinisk genetik och genomik</text:p>
          </table:table-cell>
          <table:table-cell office:value-type="string" calcext:value-type="string">
            <text:p>Genetik och genomi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klinisk-genetik/" xlink:type="simple">Klinisk genetik och genomik</text:a></text:p>
          </table:table-cell>
          <table:table-cell office:value-type="string" calcext:value-type="string">
            <text:p>Genetik och genomi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linisk-genetik-Utredningsenhet-Klinisk-genetik/" xlink:type="simple">Klinisk genetikLänk till annan webbplats.</text:a></text:p>
          </table:table-cell>
          <table:table-cell office:value-type="string" calcext:value-type="string">
            <text:p>Genetik och genomik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Geriatrik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geriatrik/" xlink:type="simple">Geriatrik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eriatrikavdelning-31/" xlink:type="simple">Geriatrikavdelning 31 Malmö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eriatrikavdelning-36-lund/" xlink:type="simple">Geriatrikavdelning 36 Lund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eriatrikmottagning-fallprevention-malmo/" xlink:type="simple">Geriatrikmottagning fallprevention Malmö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eriatrikmottagning/" xlink:type="simple">Geriatrikmottagning Malmö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Geriatriska-kliniken-ViN-Norrkoping/" xlink:type="simple">Geriatriska kliniken i NorrköpingLänk till annan webbplats.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geriatriska-kliniken-uso/" xlink:type="simple">Geriatriska kliniken, USÖ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e-h/geriatriskt-centrum-umea" xlink:type="simple">Geriatriskt centrum Umeå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Medicinska-och-Geriatriska-akutkliniken-Linkoping/" xlink:type="simple">Medicinska och geriatriska akutkliniken i LinköpingLänk till annan webbplats.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aldrande/" xlink:type="simple">Åldrande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den-multisjuka-aldre/" xlink:type="simple">Den multisjuka äldre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den-aldrande-hjarnan/" xlink:type="simple">Den åldrande hjärnan</text:a></text:p>
          </table:table-cell>
          <table:table-cell office:value-type="string" calcext:value-type="string">
            <text:p>Geriatrik och deme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blod--och-tumorsjukdomar/" xlink:type="simple">Blod- och tumörsjukdomar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hematologi/" xlink:type="simple">Hematologi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avdelning-3-lund/" xlink:type="simple">Hematologiavdelning 3 Lund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avdelning-4-lund/" xlink:type="simple">Hematologiavdelning 4 Lund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mottagning-antikoagulation-Malmo/" xlink:type="simple">Hematologimottagning antikoagulation Malmö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mottagning-koagulation-malmo/" xlink:type="simple">Hematologimottagning koagulation Malmö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mottagning-lund/" xlink:type="simple">Hematologimottagning Lund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mottagning-malmo/" xlink:type="simple">Hematologimottagning Malmö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ematologimottagning-stamcellstransplantation-lund/" xlink:type="simple">Hematologimottagning stamcellstransplantation Lund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Hematologiska-kliniken-Linkoping/" xlink:type="simple">Hematologiska klinikenLänk till annan webbplats.</text:a></text:p>
          </table:table-cell>
          <table:table-cell office:value-type="string" calcext:value-type="string">
            <text:p>Hemat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e-h/hud-och-std" xlink:type="simple">Hud och STD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Hud- och könssjukvård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avdelning-dagvard/" xlink:type="simple">Hudavdelning dagvård Lund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Hudmottagningen-US-Hudkliniken/" xlink:type="simple">Hudkliniken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centrum-for-sexuell-halsa-malmo/" xlink:type="simple">Hudmottagning Centrum för sexuell hälsa Malmö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genitala-sjukdomar-lund/" xlink:type="simple">Hudmottagning genitala sjukdomar Lund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ljusbehandling-lund/" xlink:type="simple">Hudmottagning ljusbehandling Lund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ljusbehandling-malmo/" xlink:type="simple">Hudmottagning ljusbehandling Malmö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lund/" xlink:type="simple">Hudmottagning Lund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malmo/" xlink:type="simple">Hudmottagning Malmö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udmottagning-yrkes--och-miljodermatologi/" xlink:type="simple">Hudmottagning yrkes- och miljödermatologi Malmö</text:a></text:p>
          </table:table-cell>
          <table:table-cell office:value-type="string" calcext:value-type="string">
            <text:p>Hud och könssjukvår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Klinisk immunologi och transfusionsmedicin</text:p>
          </table:table-cell>
          <table:table-cell office:value-type="string" calcext:value-type="string">
            <text:p>Immunologi och transfus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klinisk-immunologi-och-transfusionsmedicin/" xlink:type="simple">Klinisk immunologi och transfusionsmedicin</text:a></text:p>
          </table:table-cell>
          <table:table-cell office:value-type="string" calcext:value-type="string">
            <text:p>Immunologi och transfus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Patientbehandling-aferes-Klin-immunologi-och-transfusionsmed/" xlink:type="simple">Klinisk immunologi och transfusionsmedicinLänk till annan webbplats.</text:a></text:p>
          </table:table-cell>
          <table:table-cell office:value-type="string" calcext:value-type="string">
            <text:p>Immunologi och transfus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hogspecialiserad-barnmedicin-1/barnhiv---nationellt-kunskaps-och-resurscentrum-for-barn-och-unga-med-hivinfektion/" xlink:type="simple">Barnhivcentrum - Nationellt kunskaps och resurscentrum för barn och unga med hivinfektion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Infektion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infektionskliniken-uso/" xlink:type="simple">Infektion, verksamhetsområde USÖ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fektionsavdelning-2-malmo/" xlink:type="simple">Infektionsavdelning 2 Malmö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fektionsavdelning-3-malmo/" xlink:type="simple">Infektionsavdelning 3 Malmö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fektionsavdelning-74-lund/" xlink:type="simple">Infektionsavdelning 74 Lund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i-l/infektionsklinik-umea" xlink:type="simple">Infektionsklinik Umeå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Infektionskliniken/" xlink:type="simple">InfektionsklinikenLänk till annan webbplats.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fektionsmottagning-lund/" xlink:type="simple">Infektionsmottagning Lund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infektionsmottagning-malmo/" xlink:type="simple">Infektionsmottagning Malmö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infektion/" xlink:type="simple">Infektions­sjukdomar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infektionssjukdomar2/" xlink:type="simple">Infektionssjukdomar</text:a></text:p>
          </table:table-cell>
          <table:table-cell office:value-type="string" calcext:value-type="string">
            <text:p>Infektions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forskningsmottagning-internmedicin-malmo/" xlink:type="simple">Forskningsmottagning internmedicin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gastro-hud-och-reuma/" xlink:type="simple">Gastro, hud och reuma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hud-och-reumatologi-verksamhetsomrade/" xlink:type="simple">Hud och reumatologi, verksamhetsområde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Medicin Geriatrik och Akutmottagning Östra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Medicin och akutsjukvård Mölndal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avdelning-1-malmo/" xlink:type="simple">Medicinavdelning 1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avdelning-2-malmo/" xlink:type="simple">Medicinavdelning 2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avdelning-3-Malmo/" xlink:type="simple">Medicinavdelning 3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avdelning-4/" xlink:type="simple">Medicinavdelning 4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avdelning-8-lund/" xlink:type="simple">Medicinavdelning 8 Lund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avdelning-kirurgi-lund/" xlink:type="simple">Medicinavdelning kirurgi Lund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medicincentrum-umea" xlink:type="simple">Medicincentrum Umeå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Medicinmottagningen-Medicinkliniken-ViN/" xlink:type="simple">Medicinkliniken i NorrköpingLänk till annan webbplats.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mottagning-dagvard-lund/" xlink:type="simple">Medicinmottagning dagvård Lund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edicinmottagning-malmo/" xlink:type="simple">Medicinmottagning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medicinsk-och-geriatrisk-klinik-skelleftea" xlink:type="simple">Medicinsk och geriatrisk klinik Skellefteå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Medicinska-specialistkliniken-Motala/" xlink:type="simple">Medicinska specialistklinikenLänk till annan webbplats.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medicin-rehabiliteringsklinik-lycksele" xlink:type="simple">Medicinskt centrum Södra Lappland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besitasmottagning-malmo/" xlink:type="simple">Obesitasmottagning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Specialistmedicin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specialmedicin-hud-och-reumatologi/" xlink:type="simple">Specialmedicin, hud och reumatologi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sarmottagning-malmo/" xlink:type="simple">Sårmottagning Malmö</text:a></text:p>
          </table:table-cell>
          <table:table-cell office:value-type="string" calcext:value-type="string">
            <text:p>Internmedicin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hjort-lung-fysiologiska-kliniken-uso/" xlink:type="simple">Hjärt- lungmedicin och klinisk fysiologi, verksamhetsområde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hjart-lungmedicin-och-klinisk-fysiologi/" xlink:type="simple">Hjärt-lungmedicin och klinisk fysiologi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avdelning-arytmi-lund/" xlink:type="simple">Hjärtavdelning arytmi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avdelning-intensivvard-lund/" xlink:type="simple">Hjärtavdelning intensivvård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avdelning-malmo/" xlink:type="simple">Hjärtavdelning Malmö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avdelning-transplantation-och-avancerad-svikt-lund/" xlink:type="simple">Hjärtavdelning transplantation och avancerad svikt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e-h/hjartcentrum-umea" xlink:type="simple">Hjärtcentrum Umeå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angiografi-och-intervention-malmo/" xlink:type="simple">Hjärtmottagning angiografi och intervention Malmö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arytmi-och-pacemakeroperation-lund/" xlink:type="simple">Hjärtmottagning arytmi och pacemakeroperation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arytmilaboratorium-lund/" xlink:type="simple">Hjärtmottagning arytmilaboratorium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avdelningsnara-malmo/" xlink:type="simple">Hjärtmottagning avdelningsnära Malmö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kranskarl-lund/" xlink:type="simple">Hjärtmottagning kranskärl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lund/" xlink:type="simple">Hjärtmottagning Lund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tmottagning-malmo/" xlink:type="simple">Hjärtmottagning Malmö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hlrutbildningscentrum/" xlink:type="simple">HLR Utbildningcentrum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kardiologi/" xlink:type="simple">Kardiologi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ardiologiska-kliniken-US-Linkoping/" xlink:type="simple">Kardiologiska kliniken i LinköpingLänk till annan webbplats.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ardiologiska-kliniken-ViN-Norrkoping/" xlink:type="simple">Kardiologiska kliniken i NorrköpingLänk till annan webbplats.</text:a></text:p>
          </table:table-cell>
          <table:table-cell office:value-type="string" calcext:value-type="string">
            <text:p>Kardiolo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Dagkirurgin-CKOC-Linkoping/" xlink:type="simple">Dagkirurgin CKOC LinköpingLänk till annan webbplats.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Dagkirurgin-Norrkoping/" xlink:type="simple">Dagkirurgin CKOC Norrköping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i-l/kirurgcentrum-vasterbotten" xlink:type="simple">Kirurgcentrum Västerbotten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kirurgi/" xlink:type="simple">Kirurgi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Kirurgi Sahlgrenska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Kirurgi Östra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kirurgiska-kliniken/" xlink:type="simple">Kirurgi, verksamhetsområde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13/" xlink:type="simple">Kirurgiavdelning 13 Lund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14-lund/" xlink:type="simple">Kirurgiavdelning 14 Lund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16-lund/" xlink:type="simple">Kirurgiavdelning 16 Lund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7-malmo/" xlink:type="simple">Kirurgiavdelning 7 Malmö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8/" xlink:type="simple">Kirurgiavdelning 8 Malmö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9-malmo/" xlink:type="simple">Kirurgiavdelning 9 Malmö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avdelning-akut-malmo/" xlink:type="simple">Kirurgiavdelning akut Malmö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mottagning-lund/" xlink:type="simple">Kirurgimottagning A Lund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mottagning-b-lund/" xlink:type="simple">Kirurgimottagning B Lund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irurgimottagning-malmo/" xlink:type="simple">Kirurgimottagning Malmö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irurgiska-kliniken-US-Linkoping/" xlink:type="simple">Kirurgiska kliniken i LinköpingLänk till annan webbplats.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irurgiska-kliniken-ViN-Norrkoping/" xlink:type="simple">Kirurgiska kliniken i NorrköpingLänk till annan webbplats.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ovre-buk/" xlink:type="simple">Övre buk</text:a></text:p>
          </table:table-cell>
          <table:table-cell office:value-type="string" calcext:value-type="string">
            <text:p>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arn--och-ungdomsavdelning-dagkirurgi-och-post-op-lund/" xlink:type="simple">Barn- och ungdomsavdelning dagkirurgi och post-op Lund</text:a></text:p>
          </table:table-cell>
          <table:table-cell office:value-type="string" calcext:value-type="string">
            <text:p>Barn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klinisk-farmakologi/" xlink:type="simple">Klinisk farmakologi</text:a></text:p>
          </table:table-cell>
          <table:table-cell office:value-type="string" calcext:value-type="string">
            <text:p>Klinisk farmak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vardgivarwebb.regionostergotland.se/Startsida/Verksamheter/DC/Klinisk-farmakologi1/" xlink:type="simple">Klinisk farmakologi i LinköpingLänk till annan webbplats.</text:a></text:p>
          </table:table-cell>
          <table:table-cell office:value-type="string" calcext:value-type="string">
            <text:p>Klinisk farmak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Fysiologiska-kliniken-US-Linkoping/" xlink:type="simple">Fysiologiska kliniken i LinköpingLänk till annan webbplats.</text:a></text:p>
          </table:table-cell>
          <table:table-cell office:value-type="string" calcext:value-type="string">
            <text:p>Klinisk fysiologi, bild- och funktionsmedicin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Fysiologiska-kliniken-Norrkoping/" xlink:type="simple">Fysiologiska kliniken i Norrköping</text:a></text:p>
          </table:table-cell>
          <table:table-cell office:value-type="string" calcext:value-type="string">
            <text:p>Klinisk fysiologi, bild- och funktionsmedicin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6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akademiska-laboratoriet/" xlink:type="simple">Akademiska laboratoriet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klinisk-kemi-och-kul-24sju/" xlink:type="simple">Klinisk kemi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vardgivarwebb.regionostergotland.se/Startsida/Verksamheter/DC/Klinisk-kemi/" xlink:type="simple">Klinisk kemiLänk till annan webbplats.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i-l/laboratoriemedicin" xlink:type="simple">Laboratoriemedicin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laboratoriemedicinska-kliniken-lansklinik/" xlink:type="simple">Laboratoriemedicin, verksamhetsområde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provtagning-lund/" xlink:type="simple">Provtagning Lund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provtagning-malmo/" xlink:type="simple">Provtagning Malmö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biobankstockholm.se/" xlink:type="simple">Stockholms medicinska biobank(öppnas i nytt fönster)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studiecenter-for-laboratoriemedicin/" xlink:type="simple">Studiecenter för Laboratoriemedicin</text:a></text:p>
          </table:table-cell>
          <table:table-cell office:value-type="string" calcext:value-type="string">
            <text:p>Klinisk kem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Klinisk mikrobi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klinisk-mikrobiologi/" xlink:type="simple">Klinisk mikrobiologi</text:a></text:p>
          </table:table-cell>
          <table:table-cell office:value-type="string" calcext:value-type="string">
            <text:p>Klinisk mikrobi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vardgivarwebb.regionostergotland.se/Startsida/Verksamheter/DC/Klinisk-mikrobiologi/" xlink:type="simple">Klinisk mikrobiologiLänk till annan webbplats.</text:a></text:p>
          </table:table-cell>
          <table:table-cell office:value-type="string" calcext:value-type="string">
            <text:p>Klinisk mikrobi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linisk-neurofysiologi-lund/" xlink:type="simple">Klinisk neurofysiologi Lund</text:a></text:p>
          </table:table-cell>
          <table:table-cell office:value-type="string" calcext:value-type="string">
            <text:p>Klinisk Neurofysi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linisk-neurofysiologi-malmo/" xlink:type="simple">Klinisk neurofysiologi Malmö</text:a></text:p>
          </table:table-cell>
          <table:table-cell office:value-type="string" calcext:value-type="string">
            <text:p>Klinisk Neurofysi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klinisk-nutrition/" xlink:type="simple">Klinisk nutrition</text:a></text:p>
          </table:table-cell>
          <table:table-cell office:value-type="string" calcext:value-type="string">
            <text:p>Klinisk nutrition och dietistverksamhet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linisk-nutritionsmottagning-lund/" xlink:type="simple">Klinisk nutritionsmottagning Lund</text:a></text:p>
          </table:table-cell>
          <table:table-cell office:value-type="string" calcext:value-type="string">
            <text:p>Klinisk nutrition och dietistverksamhet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dietist-pa-sjukhuset/" xlink:type="simple">Dietister på Universitetssjukhuset Örebro</text:a></text:p>
          </table:table-cell>
          <table:table-cell office:value-type="string" calcext:value-type="string">
            <text:p>Klinisk nutrition och dietistverksamhet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Klinisk pat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Bröstcentrum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hybridsidor/brostcentrum/" xlink:type="simple">Bröstcentrum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Gynekologiska-mottagningen-Kvinnokliniken-US/" xlink:type="simple">Kvinnokliniken i LinköpingLänk till annan webbplats.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vinnokliniken-ViN-Norrkoping/" xlink:type="simple">Kvinnokliniken i NorrköpingLänk till annan webbplats.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kvinnosjukvard/" xlink:type="simple">Kvinnosjukvård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www.1177.se/Skane/Hitta-vard/Skane/Kontakt/Lund/" xlink:type="simple">Mammografimottagning LundExtern Länk 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www.1177.se/Skane/hitta-vard/kontaktkort/Unilabs-Mammografi-Malmo/" xlink:type="simple">Mammografimottagning MalmöExtern Länk 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specialistmodravardsmottagning-lund/" xlink:type="simple">Specialistmödravårdsmottagning Lund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specialistmodravardsmottagning-malmo/" xlink:type="simple">Specialistmödravårdsmottagning Malmö</text:a></text:p>
          </table:table-cell>
          <table:table-cell office:value-type="string" calcext:value-type="string">
            <text:p>Kvinnosjuk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akkirurgimottagning-lund/" xlink:type="simple">Käkkirurgimottagning Lund</text:a></text:p>
          </table:table-cell>
          <table:table-cell office:value-type="string" calcext:value-type="string">
            <text:p>Käkkirurgi och odont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akkirurgimottagning-malmo/" xlink:type="simple">Käkkirurgimottagning Malmö</text:a></text:p>
          </table:table-cell>
          <table:table-cell office:value-type="string" calcext:value-type="string">
            <text:p>Käkkirurgi och odont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Kakkliniken-US-Linkoping/" xlink:type="simple">Käkkliniken</text:a></text:p>
          </table:table-cell>
          <table:table-cell office:value-type="string" calcext:value-type="string">
            <text:p>Käkkirurgi och odont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arlavdelning-10-malmo/" xlink:type="simple">Kärlavdelning 10 Malmö</text:a></text:p>
          </table:table-cell>
          <table:table-cell office:value-type="string" calcext:value-type="string">
            <text:p>Kärl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arlavdelning-endovaskular-malmo/" xlink:type="simple">Kärlavdelning endovaskulär Malmö</text:a></text:p>
          </table:table-cell>
          <table:table-cell office:value-type="string" calcext:value-type="string">
            <text:p>Kärl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karlkirurgi/" xlink:type="simple">Kärlkirurgi</text:a></text:p>
          </table:table-cell>
          <table:table-cell office:value-type="string" calcext:value-type="string">
            <text:p>Kärl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arlmottagning-malmo/" xlink:type="simple">Kärlmottagning Malmö</text:a></text:p>
          </table:table-cell>
          <table:table-cell office:value-type="string" calcext:value-type="string">
            <text:p>Kärlkirur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logopedi/" xlink:type="simple">Logopedi</text:a></text:p>
          </table:table-cell>
          <table:table-cell office:value-type="string" calcext:value-type="string">
            <text:p>Log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ogopedimottagning-1-malmo/" xlink:type="simple">Logopedimottagning 1 Malmö</text:a></text:p>
          </table:table-cell>
          <table:table-cell office:value-type="string" calcext:value-type="string">
            <text:p>Logoped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ogopedimottagning-2-malmo/" xlink:type="simple">Logopedimottagning 2 Malmö</text:a></text:p>
          </table:table-cell>
          <table:table-cell office:value-type="string" calcext:value-type="string">
            <text:p>Logoped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ogopedimottagning-lund/" xlink:type="simple">Logopedimottagning Lund</text:a></text:p>
          </table:table-cell>
          <table:table-cell office:value-type="string" calcext:value-type="string">
            <text:p>Logoped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hybridsidor/logopedi-och-foniatri-uso/" xlink:type="simple">Logopedmottagningen Universitetssjukhuset Örebro</text:a></text:p>
          </table:table-cell>
          <table:table-cell office:value-type="string" calcext:value-type="string">
            <text:p>Logoped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Allergimottagning-vuxna-Allergicentrum-US/" xlink:type="simple">AllergicentrumLänk till annan webbplats.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--och-allergiforskning-lund/" xlink:type="simple">Lung- och allergiforskning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lung-och-allergisjukdomar/" xlink:type="simple">Lung- och allergisjukdomar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avdelning-1-lund/" xlink:type="simple">Lungavdelning 1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avdelning-3-malmo/" xlink:type="simple">Lungavdelning 3 Malmö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Lungmedicin, Allergologi och Palliativ medicin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Lungmedicinska-mottagningen-Lungmedicinska-kliniken/" xlink:type="simple">Lungmedicinska kliniken i Linköping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allergi-lund/" xlink:type="simple">Lungmottagning astma och allergi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bronkoskopi-lund/" xlink:type="simple">Lungmottagning bronkoskopi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cpap-och-respirator-lund/" xlink:type="simple">Lungmottagning CPAP och respirator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cystisk-fibros-lund/" xlink:type="simple">Lungmottagning cystisk fibros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dagvard-lund/" xlink:type="simple">Lungmottagning dagvård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lund/" xlink:type="simple">Lungmottagning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malmo/" xlink:type="simple">Lungmottagning Malmö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lungmottagning-transplantation-lund/" xlink:type="simple">Lungmottagning transplantation Lund</text:a></text:p>
          </table:table-cell>
          <table:table-cell office:value-type="string" calcext:value-type="string">
            <text:p>Lungmedicin och allerg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Medicinsk fysik och teknik</text:p>
          </table:table-cell>
          <table:table-cell office:value-type="string" calcext:value-type="string">
            <text:p>Medicinsk fysik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1-och-akut-malmo/" xlink:type="simple">Dialysmottagning 1 och akut Malmö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2-malmo/" xlink:type="simple">Dialysmottagning 2 Malmö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akut-lund/" xlink:type="simple">Dialysmottagning akut Lund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hemdialys-lund/" xlink:type="simple">Dialysmottagning hemdialys Lund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hemoimmunoterapi-malmo/" xlink:type="simple">Dialysmottagning hemoimmunoterapi Malmö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lund/" xlink:type="simple">Dialysmottagning Lund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lysmottagning-peritoneal-malmo/" xlink:type="simple">Dialysmottagning peritoneal Malmö</text:a></text:p>
          </table:table-cell>
          <table:table-cell office:value-type="string" calcext:value-type="string">
            <text:p>Nefrologi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jur--och-transplantationsavdelning-malmo/" xlink:type="simple">Njur- och transplantationsavdelning Malmö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juravdelning-9-lund/" xlink:type="simple">Njuravdelning 9 Lund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Njurmedicin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inflammation-och-aldrandenfektion/njurmedicin/" xlink:type="simple">Njurmedicin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Njurmedicinska-kliniken-US-Linkoping/" xlink:type="simple">Njurmedicinska klinikenLänk till annan webbplats.</text:a></text:p>
          </table:table-cell>
          <table:table-cell office:value-type="string" calcext:value-type="string">
            <text:p>Nefrologi</text:p>
          </table:table-cell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jurmottagning-lund/" xlink:type="simple">Njurmottagning Lund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jurmottagning-malmo/" xlink:type="simple">Njurmottagning Malmö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jurmottagning-transplantation-malmo/" xlink:type="simple">Njurmottagning transplantation Malmö</text:a></text:p>
          </table:table-cell>
          <table:table-cell office:value-type="string" calcext:value-type="string">
            <text:p>Nef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onatalavdelning-intensivvard-lund/" xlink:type="simple">Neonatalavdelning intensivvård Lund</text:a></text:p>
          </table:table-cell>
          <table:table-cell office:value-type="string" calcext:value-type="string">
            <text:p>Neonatalvård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onatalavdelning-malmo/" xlink:type="simple">Neonatalavdelning Malmö</text:a></text:p>
          </table:table-cell>
          <table:table-cell office:value-type="string" calcext:value-type="string">
            <text:p>Neonatal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onatalmottagning-lund/" xlink:type="simple">Neonatalmottagning Lund</text:a></text:p>
          </table:table-cell>
          <table:table-cell office:value-type="string" calcext:value-type="string">
            <text:p>Neonatal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onatalmottagning-malmo/" xlink:type="simple">Neonatalmottagning Malmö</text:a></text:p>
          </table:table-cell>
          <table:table-cell office:value-type="string" calcext:value-type="string">
            <text:p>Neonatal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neonatologi/" xlink:type="simple">Neonatalvård</text:a></text:p>
          </table:table-cell>
          <table:table-cell office:value-type="string" calcext:value-type="string">
            <text:p>Neonatal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neurokirurgi/" xlink:type="simple">Neurokirurgi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neurokirurgiska-kliniken-uso/" xlink:type="simple">Neurokirurgi, verksamhetsområde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kirurgiavdelning-dagvard-lund/" xlink:type="simple">Neurokirurgiavdelning dagvård Lund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kirurgiavdelning-intensivvard-lund/" xlink:type="simple">Neurokirurgiavdelning intensivvård Lund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kirurgiavdelning-lund/" xlink:type="simple">Neurokirurgiavdelning Lund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kirurgimottagning-lund/" xlink:type="simple">Neurokirurgimottagning Lund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Neurokirurgiska-kliniken-US-Linkoping/" xlink:type="simple">Neurokirurgiska klinikenLänk till annan webbplats.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ppfoljningsmottagning-neurokirurgi-intensivvard-lund/" xlink:type="simple">Uppföljningsmottagning neurokirurgi intensivvård Lund</text:a></text:p>
          </table:table-cell>
          <table:table-cell office:value-type="string" calcext:value-type="string">
            <text:p>Neuro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jarnskadekoordinatorer/" xlink:type="simple">Hjärnskadekoordinatorer Orup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neuro/" xlink:type="simple">Neuro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omvardnadsomrade-neuro/" xlink:type="simple">Neuro - Omvårdnadsområde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neuro-och-rehabmedicinska-kliniken-uso/" xlink:type="simple">Neuro och rehabiliteringsmedicin, verksamhetsområde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neuro-huvud-hals-centrum" xlink:type="simple">Neuro- huvud- halscentrum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neurofysiologi/" xlink:type="simple">Neurofysiologi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Neurofysiologiska-kliniken-US-Linkoping/" xlink:type="simple">Neurofysiologiska klinikenLänk till annan webbplats.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neurologi/" xlink:type="simple">Neurologi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logiavdelning-1-malmo/" xlink:type="simple">Neurologiavdelning 1 Malmö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logiavdelning-25-lund/" xlink:type="simple">Neurologiavdelning 25 Lund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logiavdelning-27-lund/" xlink:type="simple">Neurologiavdelning 27 Lund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logiavdelning-observation-malmo/" xlink:type="simple">Neurologiavdelning observation Malmö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logimottagning-lund/" xlink:type="simple">Neurologimottagning Lund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neurologimottagning-malmo/" xlink:type="simple">Neurologimottagning Malmö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Neurologiska-kliniken-Linkoping/" xlink:type="simple">Neurologiska klinikenLänk till annan webbplats.</text:a></text:p>
          </table:table-cell>
          <table:table-cell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Neuro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Obstetrik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b-familj-lund/" xlink:type="simple">BB familj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b-familj-malmo/" xlink:type="simple">BB familj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b-avdelning-lund/" xlink:type="simple">BB-avdelning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b-avdelning-malmo/" xlink:type="simple">BB-avdelning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centrum-for-fostermedicin-for-vardgivare/" xlink:type="simple">Centrum för fostermedicin CFM för vårdgivare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centrum-for-obstetrik-och-gynekologi-vasterbotten" xlink:type="simple">Centrum för obstetrik och gynekologi Västerbotten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forlossningsavdelning-lund/" xlink:type="simple">Förlossningsavdelning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forlossningsavdelning-malmo/" xlink:type="simple">Förlossningsavdelning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graviditet-och-forlossning---omvardnadsomrade/" xlink:type="simple">Graviditet och förlossning - Omvårdnadsområde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graviditet-och-forlossning/" xlink:type="simple">Graviditet och förlossning - Vårdgivarinformation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Gynekologi och Reproduktionsmedicin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gynekologi-och-reproduktionsmedicin/" xlink:type="simple">Gynekologi och reproduktionsmedicin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avdelning-lund/" xlink:type="simple">Gynekologiavdelning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avdelning-malmo/" xlink:type="simple">Gynekologiavdelning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akut-lund/" xlink:type="simple">Gynekologimottagning akut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akut-malmo/" xlink:type="simple">Gynekologimottagning akut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kvinnohalsa-malmo/" xlink:type="simple">Gynekologimottagning kvinnohälsa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lund/" xlink:type="simple">Gynekologimottagning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malmo/" xlink:type="simple">Gynekologimottagning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ultraljud-lund/" xlink:type="simple">Gynekologimottagning ultraljud Lund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gynekologimottagning-ultraljud-malmo/" xlink:type="simple">Gynekologimottagning ultraljud Malmö</text:a></text:p>
          </table:table-cell>
          <table:table-cell office:value-type="string" calcext:value-type="string">
            <text:p>Obstetrik, Gynekologi, Reproduk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brost--och-melanommottagning-malmo/" xlink:type="simple">Bröst- och melanommottagning Malmö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brost-endokrina-tumorer-och-sarkom/" xlink:type="simple">Bröst-, endokrina tumörer och sarkom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backencancer/" xlink:type="simple">Bäckencancer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Cancer-och-lungsjukvardsenheten-Linkoping/" xlink:type="simple">Cancer- och lungsjukvårdsenheten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cancercentrum-umea" xlink:type="simple">Cancercentrum Umeå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cancerrehabiliteringsmottagning-lund/" xlink:type="simple">Cancerrehabiliteringsmottagning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cancerrehabiliteringsmottagning-malmo/" xlink:type="simple">Cancerrehabiliteringsmottagning Malmö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cellterapi-och-allogen-stamcellstransplantation/" xlink:type="simple">Cellterapi och allogen stamcellstransplantation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kliniskacancerstudier/" xlink:type="simple">Centrum för kliniska cancerstudier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Enheten-samordnad-cancerutredning-Linkoping/" xlink:type="simple">Enheten för samordnad cancerutredning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ild-och-funktion/medicinsk-stralningsfysik-och-nuklearmedicin/" xlink:type="simple">Medicinsk Strålningsfysik och Nuklearmedicin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Onkologiska-kliniken-uso/" xlink:type="simple">Onkologi, verksamhetsområde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avdelning-1-malmo/" xlink:type="simple">Onkologiavdelning 1 Malmö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avdelning-86-lund/" xlink:type="simple">Onkologiavdelning 86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avdelning-87-lund/" xlink:type="simple">Onkologiavdelning 87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1-lund/" xlink:type="simple">Onkologimottagning 1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2-lund/" xlink:type="simple">Onkologimottagning 2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3/" xlink:type="simple">Onkologimottagning 3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4-lund/" xlink:type="simple">Onkologimottagning 4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isotopterapi-lund/" xlink:type="simple">Onkologimottagning isotopterapi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lymfodem-lund/" xlink:type="simple">Onkologimottagning lymfödem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lymfodem-malmo/" xlink:type="simple">Onkologimottagning lymfödem Malmö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malmo/" xlink:type="simple">Onkologimottagning Malmö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medicinsk-behandling-lund/" xlink:type="simple">Onkologimottagning medicinsk behandling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medicinsk-behandling-malmo/" xlink:type="simple">Onkologimottagning medicinsk behandling Malmö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nkologimottagning-stralbehandling-lund/" xlink:type="simple">Onkologimottagning strålbehandling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Onkologiska-mottagningen-Onkologiska-kliniken/" xlink:type="simple">Onkologiska klinikenLänk till annan webbplats.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stralbehandling/" xlink:type="simple">Strålbehandling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ppfoljningsmottagning-vuxna-efter-barncancer-lund/" xlink:type="simple">Uppföljningsmottagning vuxna efter barncancer Lund</text:a></text:p>
          </table:table-cell>
          <table:table-cell office:value-type="string" calcext:value-type="string">
            <text:p>Onk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hybridsidor/dysmeli--och-armprotesmottagningen/" xlink:type="simple">Dysmeli- och armprotesmottagningen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e-h/hand-och-plastikkirurgi-umea" xlink:type="simple">Hand- och plastikkirurgi Umeå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and--och-plastikkirurgiavdelning-malmo/" xlink:type="simple">Hand- och plastikkirurgiavdelning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Hand-och-plastikkirurgiska-kliniken-US-Linkoping/" xlink:type="simple">Hand- och plastikkirurgiska klinikenLänk till annan webbplats.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Handkirurgi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andkirurgimottagning-malmo/" xlink:type="simple">Handkirurgimottagning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handkirurgimottagning-rehabilitering/" xlink:type="simple">Handkirurgimottagning rehabilitering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ortopedi--och-handkirurgi/" xlink:type="simple">Ortopedi och handkirurgi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ortopedi-och-handkirurgi/" xlink:type="simple">Ortopedi och handkirurgi, verksamhetsområde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avdelning-11-lund/" xlink:type="simple">Ortopediavdelning 11 Lund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avdelning-2-malmo/" xlink:type="simple">Ortopediavdelning 2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avdelning-3-malmo/" xlink:type="simple">Ortopediavdelning 3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arbetsterapi-lund/" xlink:type="simple">Ortopedimottagning arbetsterapi Lund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arbetsterapi-malmo/" xlink:type="simple">Ortopedimottagning arbetsterapi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centrum-for-idrott-och-halsa-malmo/" xlink:type="simple">Ortopedimottagning Centrum för idrott och hälsa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lund/" xlink:type="simple">Ortopedimottagning Lund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malmo/" xlink:type="simple">Ortopedimottagning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sjukgymnastik-lund/" xlink:type="simple">Ortopedimottagning sjukgymnastik Lund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topedimottagning-sjukgymnastik-malmo/" xlink:type="simple">Ortopedimottagning sjukgymnastik Malmö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Ortopediska-kliniken-US-Linkoping/" xlink:type="simple">Ortopediska kliniken i LinköpingLänk till annan webbplats.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Ortopedmottagning-Ortopediska-kliniken-ViN/" xlink:type="simple">Ortopediska kliniken i NorrköpingLänk till annan webbplats.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Ortopedteknik och sterilteknik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orelse-och-Halsa/" xlink:type="simple">Rörelse och hälsaLänk till annan webbplats.</text:a></text:p>
          </table:table-cell>
          <table:table-cell office:value-type="string" calcext:value-type="string">
            <text:p>Ortoped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q-o/rorelseorganens-centrum" xlink:type="simple">Rörelseorganens centrum</text:a></text:p>
          </table:table-cell>
          <table:table-cell office:value-type="string" calcext:value-type="string">
            <text:p>Ortopedi och fysioterap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fysioterapi-versamhetsomrade/" xlink:type="simple">Fysioterapi, verksamhetsområde</text:a></text:p>
          </table:table-cell>
          <table:table-cell office:value-type="string" calcext:value-type="string">
            <text:p>Ortopedi och fysioterap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fysioterapins-bassang-och-traning-uso/" xlink:type="simple">Fysioterapins bassäng Universitetssjukhuset Örebro</text:a></text:p>
          </table:table-cell>
          <table:table-cell office:value-type="string" calcext:value-type="string">
            <text:p>Ortopedi och fysioterap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palliativ-medicin" xlink:type="simple">Palliativ medicin</text:a></text:p>
          </table:table-cell>
          <table:table-cell office:value-type="string" calcext:value-type="string">
            <text:p>Palliativ 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vardgivarwebb.regionostergotland.se/Startsida/Verksamheter/Narsjukvarden-i-ostra-Ostergotland/Palliativt-kompetenscentrum/" xlink:type="simple">Palliativt kompetenscentrumLänk till annan webbplats.</text:a></text:p>
          </table:table-cell>
          <table:table-cell office:value-type="string" calcext:value-type="string">
            <text:p>Palliativ 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arolinska-universitetslaboratoriet/klinisk-patologi-och-cytologi/" xlink:type="simple">Klinisk patologi och cancerdiagnostik</text:a></text:p>
          </table:table-cell>
          <table:table-cell office:value-type="string" calcext:value-type="string">
            <text:p>P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Punktionsmottagningen-Klinisk-patologi/" xlink:type="simple">Klinisk patologiLänk till annan webbplats.</text:a></text:p>
          </table:table-cell>
          <table:table-cell office:value-type="string" calcext:value-type="string">
            <text:p>P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punktionsmottagning-lund/" xlink:type="simple">Punktionsmottagning Lund</text:a></text:p>
          </table:table-cell>
          <table:table-cell office:value-type="string" calcext:value-type="string">
            <text:p>P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punktionsmottagning-malmo/" xlink:type="simple">Punktionsmottagning Malmö</text:a></text:p>
          </table:table-cell>
          <table:table-cell office:value-type="string" calcext:value-type="string">
            <text:p>P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akademiska-barnsjukhuset/" xlink:type="simple">Akademiska barnsjukhuset - för vårdgivare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HKH-Kronprinsessan-Victorias-barn-och-ungdomssjukhus-Linkoping/" xlink:type="simple">H.K.H. Kronprinsessan Victorias barn- och ungdomssjukhusLänk till annan webbplats.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hogspecialiserad-barnmedicin-1/" xlink:type="simple">Högspecialiserad barnmedicin 1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hogspecialiserad-barnmedicin-2/" xlink:type="simple">Högspecialiserad barnmedicin 2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hogspecialiserad-barnortopedi-och-barnmedicin/" xlink:type="simple">Högspecialiserad barnortopedi och barnmedicin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lekterapin-uso/" xlink:type="simple">Lekterapin USÖ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barn-alb/stockholm-cystisk-fibros-center/" xlink:type="simple">Stockholm CF center</text:a></text:p>
          </table:table-cell>
          <table:table-cell office:value-type="string" calcext:value-type="string">
            <text:p>Barn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Plastik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plastik--och-kakkirurgi/" xlink:type="simple">Plastikkirurgi och käkkirurgi</text:a></text:p>
          </table:table-cell>
          <table:table-cell office:value-type="string" calcext:value-type="string">
            <text:p>Plastik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plastikkirurgi-och-kakkirurgi/" xlink:type="simple">Plastikkirurgi och Käkkirurgi</text:a></text:p>
          </table:table-cell>
          <table:table-cell office:value-type="string" calcext:value-type="string">
            <text:p>Plastik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plastikkirurgimottagning-malmo/" xlink:type="simple">Plastikkirurgimottagning Malmö</text:a></text:p>
          </table:table-cell>
          <table:table-cell office:value-type="string" calcext:value-type="string">
            <text:p>Plastikkirur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Ambulans Prehospital Akutsjukvård</text:p>
          </table:table-cell>
          <table:table-cell office:value-type="string" calcext:value-type="string">
            <text:p>Pre-hospital 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ambulanssjukvard" xlink:type="simple">Ambulanssjukvård</text:a></text:p>
          </table:table-cell>
          <table:table-cell office:value-type="string" calcext:value-type="string">
            <text:p>Pre-hospital 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ambulanssjukvard/" xlink:type="simple">Ambulanssjukvård</text:a></text:p>
          </table:table-cell>
          <table:table-cell office:value-type="string" calcext:value-type="string">
            <text:p>Pre-hospital 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psykiatri-kliniker-enheter/psykiatrisk-akut-och-heldygsnvard/" xlink:type="simple">Allmänpsykiatrisk heldygnsvård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psykiatri-kliniker-enheter/allmanpsykiatrisk-oppenvard/" xlink:type="simple">Allmänpsykiatrisk öppenvård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Psikiatri Affektiva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Psikiatri kognition och åldrespykiatri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Psikiatri Psykos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psykiatri/" xlink:type="simple">Psykiatri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psykiatrisk-klinik-skelleftea" xlink:type="simple">Psykiatrisk klinik Skellefteå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psykiatrisk-klinik-sodra-lappland" xlink:type="simple">Psykiatrisk klinik Södra Lappland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m-p/psykiatrisk-klinik-umea" xlink:type="simple">Psykiatrisk klinik Umeå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Psykiatriska-mottagningen-Psykiatriska-kliniken-i-Linkoping/" xlink:type="simple">Psykiatriska kliniken i LinköpingLänk till annan webbplats.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Psykiatriska-kliniken-i-Norrkoping-Norrkoping/" xlink:type="simple">Psykiatriska kliniken i NorrköpingLänk till annan webbplats.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Psykiatriska-kliniken-i-Motala-Mjolby-Motala/" xlink:type="simple">Psykiatriska kliniken Motala MjölbyLänk till annan webbplats.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www.1177.se/Skane/hitta-vard/kontaktkort/Psykologmottagningen-Barn-och-foraldrahalsa-Lund/" xlink:type="simple">Psykologmottagning Barn- och föräldrahälsa LundExtern Länk 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www.1177.se/Skane/hitta-vard/kontaktkort/Psykologmottagningen-Barn-och-foraldrahalsa-Malmo/" xlink:type="simple">Psykologmottagning Barn- och föräldrahälsa MalmöExtern Länk 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psykiatri-kliniker-enheter/gemensam-psykiatri-och-utveckling/" xlink:type="simple">Psykosvård och specialiserade mottagningar</text:a></text:p>
          </table:table-cell>
          <table:table-cell office:value-type="string" calcext:value-type="string">
            <text:p>Psykiatri och beroende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a-d/barn-och-ungdomspsykiatri-vasterbotten" xlink:type="simple">Barn- och ungdomspsykiatri Västerbotten</text:a></text:p>
          </table:table-cell>
          <table:table-cell office:value-type="string" calcext:value-type="string">
            <text:p>Psykiatri, barn och ungdomar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forskningsmottagning-barn--och-ungdomspsykiatri-lund/" xlink:type="simple">Forskningsmottagning barn- och ungdomspsykiatri Lund</text:a></text:p>
          </table:table-cell>
          <table:table-cell office:value-type="string" calcext:value-type="string">
            <text:p>Psykiatri, barn och ungdomar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ild-och-funktion/barnradiologi/" xlink:type="simple">Barnradiologi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ild-och-funktion/neuroradiologi/" xlink:type="simple">Neuroradiologi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ild-och-funktion/radiofarmaci/" xlink:type="simple">Radiofarmaci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ild-och-funktion/radiologi-huddinge/" xlink:type="simple">Radiologi Huddinge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Radiologi och klinisk fysiologi barn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funktion-bild-och-funktion/radiologi-solna/" xlink:type="simple">Radiologi Solna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akut-lund/" xlink:type="simple">Röntgen akut Lund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akut-och-barn-malmo/" xlink:type="simple">Röntgen akut och barn Malmö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barn-och-skelett-lund/" xlink:type="simple">Röntgen barn och skelett Lund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eslov/" xlink:type="simple">Röntgen Eslöv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gastro-och-urologi-malmo/" xlink:type="simple">Röntgen gastro och urologi Malmö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gastro-urologi-och-thorax-lund/" xlink:type="simple">Röntgen gastro urologi och thorax Lund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neuroradiologi-och-odontologi-lund/" xlink:type="simple">Röntgen neuroradiologi och odontologi Lund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neuroradiologi-och-odontologi-malmo/" xlink:type="simple">Röntgen neuroradiologi och odontologi Malmö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rontgen-och-sjukhusfysik-verksamhetsomrade2/" xlink:type="simple">Röntgen och sjukhusfysik, verksamhetsområde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ontgen-skelett-och-thorax-malmo/" xlink:type="simple">Röntgen skelett och thorax Malmö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ontgenkliniken-Linkoping-Linkoping/" xlink:type="simple">Röntgenkliniken i LinköpingLänk till annan webbplats.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ontgenkliniken-Motala/" xlink:type="simple">Röntgenkliniken i MotalaLänk till annan webbplats.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ontgenkliniken-Norrkoping/" xlink:type="simple">Röntgenkliniken i NorrköpingLänk till annan webbplats.</text:a></text:p>
          </table:table-cell>
          <table:table-cell office:value-type="string" calcext:value-type="string">
            <text:p>Radi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Habiliteringen-Linkoping/" xlink:type="simple">Habiliteringen i Östergötland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e-h/habiliteringscentrum" xlink:type="simple">Habiliteringscentrum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ehab-Finspang-Finspang/" xlink:type="simple">Rehab Finspång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ehab-Vast/" xlink:type="simple">Rehab Väst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ehab-ost/" xlink:type="simple">Rehab Öst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avdelning-specialiserad-orup/" xlink:type="simple">Rehabavdelning specialiserad Orup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q-o/rehabcentrum-skelleftea" xlink:type="simple">Rehabcentrum Skellefteå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vardgivarwebb.regionostergotland.se/Startsida/Verksamheter/SC/Hand--och-plastikkirurgiska-kliniken/Rehabenheten/" xlink:type="simple">Rehabenheten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rehabiliteringsmedicin-och-smartcentrum/" xlink:type="simple">Rehabilitering och smärtcentrum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iliteringsmedicin-avdelning-hjarnskada-orup-hoor/" xlink:type="simple">Rehabiliteringsmedicin avdelning hjärnskada Orup Höör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iliteringsmedicin-avdelning-lund/" xlink:type="simple">Rehabiliteringsmedicin avdelning Lund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iliteringsmedicin-avdelning-ryggmargsskada-orup-hoor/" xlink:type="simple">Rehabiliteringsmedicin avdelning ryggmärgsskada Orup Höör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iliteringsmedicin-mottagning-hjarnskada-orup-hoor/" xlink:type="simple">Rehabiliteringsmedicin mottagning hjärnskada Orup Höör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iliteringsmedicin-mottagning-lund/" xlink:type="simple">Rehabiliteringsmedicin mottagning Lund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iliteringsmedicin-mottagning-ryggmargsskada-orup-hoor/" xlink:type="simple">Rehabiliteringsmedicin mottagning ryggmärgsskada Orup Höör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ehabiliteringsmedicinska-kliniken-Linkoping/" xlink:type="simple">Rehabiliteringsmedicinska kliniken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medicin-mobila-teamet/" xlink:type="simple">Rehabmedicin mobila teamet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habmottagning-specialiserad-orup/" xlink:type="simple">Rehabmottagning specialiserad Orup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Smart-och-rehab-centrum-Linkoping/" xlink:type="simple">Smärt- och rehabklinikenLänk till annan webbplats.</text:a></text:p>
          </table:table-cell>
          <table:table-cell office:value-type="string" calcext:value-type="string">
            <text:p>Rehabilitering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hybridsidor/fertilitetsenheten-uso/" xlink:type="simple">Reproduktionsmedicinskt centrum Universitetssjukhuset Örebro</text:a></text:p>
          </table:table-cell>
          <table:table-cell office:value-type="string" calcext:value-type="string">
            <text:p>Reproduktion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produktionsmottagning-malmo/" xlink:type="simple">Reproduktionsmottagning Malmö</text:a></text:p>
          </table:table-cell>
          <table:table-cell office:value-type="string" calcext:value-type="string">
            <text:p>Reproduktionsmedic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q-o/reumatologi" xlink:type="simple">Reumatologi Västerbotten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umatologiavdelning-51-lund/" xlink:type="simple">Reumatologiavdelning 51 Lund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umatologimottagning-dagvard-lund/" xlink:type="simple">Reumatologimottagning dagvård Lund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umatologimottagning-infusionsbehandling-lund/" xlink:type="simple">Reumatologimottagning infusionsbehandling Lund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umatologimottagning-lund/" xlink:type="simple">Reumatologimottagning Lund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umatologimottagning-malmo/" xlink:type="simple">Reumatologimottagning Malmö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reumatologimottagning-rehab-lund/" xlink:type="simple">Reumatologimottagning rehab Lund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eumatologiska-kliniken-i-Ostergotland-Linkoping/" xlink:type="simple">Reumatologiska klinikenLänk till annan webbplats.</text:a></text:p>
          </table:table-cell>
          <table:table-cell office:value-type="string" calcext:value-type="string">
            <text:p>Reumat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Rättspsykiatr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psykiatri-kliniker-enheter/rattspsykiatri/" xlink:type="simple">Rättspsykiatrin</text:a></text:p>
          </table:table-cell>
          <table:table-cell office:value-type="string" calcext:value-type="string">
            <text:p>Rättspsykiatr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Rattspsykiatriska-regionkliniken-Vadstena/" xlink:type="simple">Rättspsykiatriska regionklinikenLänk till annan webbplats.</text:a></text:p>
          </table:table-cell>
          <table:table-cell office:value-type="string" calcext:value-type="string">
            <text:p>Rättspsykiatr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Thoraxkirurgi och thoraxanestes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Thorax-Karlkliniken-US-Linkoping/" xlink:type="simple">Thorax-kärlkliniken</text:a></text:p>
          </table:table-cell>
          <table:table-cell office:value-type="string" calcext:value-type="string">
            <text:p>Thoraxkirurgi och thoraxanestes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thoraxavdelning-intensivvard-lund/" xlink:type="simple">Thoraxavdelning intensivvård Lund</text:a></text:p>
          </table:table-cell>
          <table:table-cell office:value-type="string" calcext:value-type="string">
            <text:p>Thoraxkirurgi och thoraxanestes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hjarta-karl-och-neuro/thoraxkirurgi/" xlink:type="simple">Thoraxkirurgi</text:a></text:p>
          </table:table-cell>
          <table:table-cell office:value-type="string" calcext:value-type="string">
            <text:p>Thoraxkirurgi och thoraxanestes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thoraxkirurgi-och--anestesi/" xlink:type="simple">Thoraxkirurgi och -anestesi</text:a></text:p>
          </table:table-cell>
          <table:table-cell office:value-type="string" calcext:value-type="string">
            <text:p>Thoraxkirurgi och thoraxanestes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transplantation3/" xlink:type="simple">Transplantation</text:a></text:p>
          </table:table-cell>
          <table:table-cell office:value-type="string" calcext:value-type="string">
            <text:p>Transplanta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Transplantationscentrum</text:p>
          </table:table-cell>
          <table:table-cell office:value-type="string" calcext:value-type="string">
            <text:p>Transplantatio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traumacentrum-orebro/" xlink:type="simple">Traumacentrum Örebro</text:a></text:p>
          </table:table-cell>
          <table:table-cell office:value-type="string" calcext:value-type="string">
            <text:p>Trauma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traumamottagning-centrum-for-sexuell-halsa-malmo/" xlink:type="simple">Traumamottagning Centrum för sexuell hälsa Malmö</text:a></text:p>
          </table:table-cell>
          <table:table-cell office:value-type="string" calcext:value-type="string">
            <text:p>Trauma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urologi/" xlink:type="simple">Urologi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urologiska-kliniken-uso/" xlink:type="simple">Urologi, verksamhetsområde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rologiavdelning-11-malmo/" xlink:type="simple">Urologiavdelning 11 Malmö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rologiavdelning-12-malmo/" xlink:type="simple">Urologiavdelning 12 Malmö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rologimottagning-lund/" xlink:type="simple">Urologimottagning Lund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urologimottagning-malmo/" xlink:type="simple">Urologimottagning Malmö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Urologiska-mottagningen-US-Urologiska-kliniken/" xlink:type="simple">Urologiska kliniken</text:a></text:p>
          </table:table-cell>
          <table:table-cell office:value-type="string" calcext:value-type="string">
            <text:p>Urologi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hornhinnebanken-uso/" xlink:type="simple">Hornhinnebanken USÖ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ogonkliniken/" xlink:type="simple">Ögon, verksamhetsområde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q-o/ogonklinik-vasterbotten" xlink:type="simple">Ögonklinik Västerbotten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Ogonmottagning-Linkoping-Ogonkliniken/" xlink:type="simple">ÖgonklinikenLänk till annan webbplats.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gonmottagning-a-lund/" xlink:type="simple">Ögonmottagning A Lund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gonmottagning-b-lund/" xlink:type="simple">Ögonmottagning B Lund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gonmottagning-dagkirurgi-och-gra-starr-Lund/" xlink:type="simple">Ögonmottagning dagkirurgi och grå starr Lund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gonmottagning-dagkirurgi-och-gra-starr-malmo/" xlink:type="simple">Ögonmottagning dagkirurgi och grå starr Malmö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gonmottagning-malmo/" xlink:type="simple">Ögonmottagning Malmö</text:a></text:p>
          </table:table-cell>
          <table:table-cell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Ögon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hybridsidor/centrum-for-huvud-och-halsonkologi-uso/" xlink:type="simple">Centrum för huvud- och halsonkologi USÖ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oron-nasa-hals-horsel-och-balans2/" xlink:type="simple">Öron näsa hals Hörsel och Balans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table:number-columns-repeated="2"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Oron-nas-och-halskliniken-Region-Ostergotland/" xlink:type="simple">Öron-, näs- och halskliniken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oron-nasa-hals/" xlink:type="simple">Öron-, näs- och halssjukdomar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q-o/oron-nasa-hals-och-kakkirurgi" xlink:type="simple">Öron-näsa-hals- och käkkirurgi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avdelning-56/" xlink:type="simple">Öron-näsa-halsavdelning 56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a-lund/" xlink:type="simple">Öron-näsa-halsmottagning A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akut-lund/" xlink:type="simple">Öron-näsa-halsmottagning akut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akut-malmo/" xlink:type="simple">Öron-näsa-halsmottagning akut Malmö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allergi-lund/" xlink:type="simple">Öron-näsa-halsmottagning allergi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b-lund/" xlink:type="simple">Öron-näsa-halsmottagning B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balans-lund/" xlink:type="simple">Öron-näsa-halsmottagning balans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oron-nasa-halsmottagning-foniatri-lund/" xlink:type="simple">Öron-näsa-halsmottagning foniatri Lund</text:a></text:p>
          </table:table-cell>
          <table:table-cell office:value-type="string" calcext:value-type="string">
            <text:p>Öron- Näs- och Halsjukvård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ankomstavdelning-lund/" xlink:type="simple">Ankomstavdelning Lund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psykiatri-kliniker-enheter/barn-och-ungdomspsykiatrin-bup/" xlink:type="simple">Barn- och ungdomspsykiatrin, BUP</text:a></text:p>
          </table:table-cell>
          <table:table-cell office:value-type="string" calcext:value-type="string">
            <text:p>Psykiatri, barn och ungdomar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Barn-och-ungdomspsykiatriska-kliniken-US-Linkoping/" xlink:type="simple">Barn- och ungdomspsykiatriska kliniken i LinköpingLänk till annan webbplats.</text:a></text:p>
          </table:table-cell>
          <table:table-cell office:value-type="string" calcext:value-type="string">
            <text:p>Psykiatri, barn och ungdomar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Barn-och-ungdomspsykiatriska-kliniken-ViN-Norrkoping/" xlink:type="simple">Barn- och ungdomspsykiatriska kliniken i NorrköpingLänk till annan webbplats.</text:a></text:p>
          </table:table-cell>
          <table:table-cell office:value-type="string" calcext:value-type="string">
            <text:p>Psykiatri, barn och ungdomar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barhus-och-visningsrum-uso/" xlink:type="simple">Bårhus och visningsrum USÖ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centrum-for-avancerad-medicinsk-simulering-och-traning-camst/" xlink:type="simple">Centrum för avancerad medicinsk simulering och träning (CAMST)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diagnostiskt-centrum-mottagning-malmo/" xlink:type="simple">Diagnostiskt centrum mottagning Malmö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Flyktingmedicinskt-centrum-Norrkoping/" xlink:type="simple">Flyktingmedicinskt centrumLänk till annan webbplats.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Norrlands Universitetssjukhus</text:p>
          </table:table-cell>
          <table:table-cell table:style-name="ce4" office:value-type="string" calcext:value-type="string">
            <text:p><text:a xlink:href="https://www.regionvasterbotten.se/organisation-och-verksamheter/sjukhusvard/e-h/hjalpmedel-vasterbotten" xlink:type="simple">Hjälpmedel Västerbotten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cancer/huvud-hals-lung-och-hudcancer/" xlink:type="simple">Huvud- hals- lung- och hudcancer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huvud--hals--och-plastikkirurgi-verksamhetsomrade/" xlink:type="simple">Huvud- hals- och plastikkirurgi, verksamhetsområde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ahlgrenska</text:p>
          </table:table-cell>
          <table:table-cell office:value-type="string" calcext:value-type="string">
            <text:p>Hybrid och intervention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kliniskt-traningscentrum-KTC/" xlink:type="simple">Kliniskt träningscenter KTC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kliniskt-traningscentrum-ktc/" xlink:type="simple">Kliniskt Träningscentrum - KTC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kuratorer-pa-sjukhusen/" xlink:type="simple">Kuratorer på USÖ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karl-thoraxkliniken-uso/" xlink:type="simple">Kärl och thorax, verksamhetsområde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korkortsmottagning/" xlink:type="simple">Körkortsmottagning Malmö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LaH-Norrkoping-Norrkoping/" xlink:type="simple">LAH i NorrköpingLänk till annan webbplats.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malign-hypertermimottagning-lund/" xlink:type="simple">Malign hypertermimottagning Lund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uso-kliniker-enheter/medicinska-kliniken-uso/" xlink:type="simple">Medicin, verksamhetsområde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medicinsk-psykologi/" xlink:type="simple">Medicinsk psykologi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medicinska-biblioteket/" xlink:type="simple">Medicinska biblioteken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Akademiska</text:p>
          </table:table-cell>
          <table:table-cell table:style-name="ce4" office:value-type="string" calcext:value-type="string">
            <text:p><text:a xlink:href="https://www.akademiska.se/for-vardgivare/verksamhetsomraden/mtf---medicinsk-teknik-sjukhusfysik-och-it/" xlink:type="simple">MTF - Medicinsk teknik och fysik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kampanjsidor/gamla-nyckelfonden/" xlink:type="simple">Nyckelfonden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Narvardskliniken-Finspang-Finspang/" xlink:type="simple">Närsjukvårdskliniken i FinspångLänk till annan webbplats.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Narvardskliniken-Finspang-Finspang/" xlink:type="simple">NärvårdsklinikenLänk till annan webbplats.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://vardgivare.regionorebrolan.se/sv/kontakt-for-vardgivare/lanskliniker/kvinnokliniken/" xlink:type="simple">Obstetrik och gynekologi, verksamhetsområde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omvardnadsomrade-huddinge2/" xlink:type="simple">Omvårdnadsområde Huddinge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akut-och-reparativ-medicin/omvardnadsomrade-solna2/" xlink:type="simple">Omvårdnadsområde Solna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patientbibliotek-uso/" xlink:type="simple">Patientbibliotek USÖ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sv/vard-och-halsa/universitetssjukhuset-orebro/alla-kliniker-och-enheter-pa-uso/sjukhuskyrkan-universitetssjukhuset-orebro/" xlink:type="simple">Sjukhuskyrkan Universitetssjukhuset Örebro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Karolinska</text:p>
          </table:table-cell>
          <table:table-cell table:style-name="ce4" office:value-type="string" calcext:value-type="string">
            <text:p><text:a xlink:href="https://www.karolinska.se/for-vardgivare/tema-kvinnohalsa/socialt-arbete-inom-halso-och-sjukvard/" xlink:type="simple">Socialt arbete inom hälso- och sjukvård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kåne Universitetssjukhus</text:p>
          </table:table-cell>
          <table:table-cell table:style-name="ce4" office:value-type="string" calcext:value-type="string">
            <text:p><text:a xlink:href="https://vard.skane.se/skanes-universitetssjukhus-sus/mottagningar-och-avdelningar/thoraxkirurgiavdelning-lund/" xlink:type="simple">Thoraxkirurgiavdelning Lund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inköping universitetssjukhus</text:p>
          </table:table-cell>
          <table:table-cell table:style-name="ce4" office:value-type="string" calcext:value-type="string">
            <text:p><text:a xlink:href="https://www.1177.se/Ostergotland/hitta-vard/kontaktkort/Unga-vuxna-Linkoping/" xlink:type="simple">Unga vuxnaLänk till annan webbplats.</text:a>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Örebro Universitetssjukhus</text:p>
          </table:table-cell>
          <table:table-cell table:style-name="ce4" office:value-type="string" calcext:value-type="string">
            <text:p><text:a xlink:href="https://www.regionorebrolan.se/link/a22e2b98040b48acb5cea13f6805083f.aspx" xlink:type="simple">Utskrivningsavdelningen USÖ</text:a></text:p>
          </table:table-cell>
          <table:table-cell table:number-columns-repeated="16382"/>
        </table:table-row>
        <table:table-row table:style-name="ro2" table:number-rows-repeated="10480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3" table:target-range-address="Region.A1:Region.E55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Display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/>
    <dc:description/>
    <dc:subject/>
    <meta:initial-creator>Araz Rawshani</meta:initial-creator>
    <meta:creation-date>2024-01-24T21:19:48Z</meta:creation-date>
    <dc:date>2024-02-14T09:12:13.939437590</dc:date>
    <meta:editing-duration>P1DT35M59S</meta:editing-duration>
    <meta:editing-cycles>3</meta:editing-cycles>
    <meta:document-statistic meta:table-count="4" meta:cell-count="2141" meta:object-count="0"/>
  </office:meta>
</office:document-meta>
</file>